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5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16.92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17.16mm"/>
    </style:style>
    <style:style style:name="co6" style:family="table-column">
      <style:table-column-properties fo:break-before="auto" style:column-width="15.17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8.17mm"/>
    </style:style>
    <style:style style:name="co9" style:family="table-column">
      <style:table-column-properties fo:break-before="auto" style:column-width="21.13mm"/>
    </style:style>
    <style:style style:name="co10" style:family="table-column">
      <style:table-column-properties fo:break-before="auto" style:column-width="17.9mm"/>
    </style:style>
    <style:style style:name="co11" style:family="table-column">
      <style:table-column-properties fo:break-before="auto" style:column-width="12.95mm"/>
    </style:style>
    <style:style style:name="co12" style:family="table-column">
      <style:table-column-properties fo:break-before="auto" style:column-width="19.16mm"/>
    </style:style>
    <style:style style:name="co13" style:family="table-column">
      <style:table-column-properties fo:break-before="auto" style:column-width="11.45mm"/>
    </style:style>
    <style:style style:name="co14" style:family="table-column">
      <style:table-column-properties fo:break-before="auto" style:column-width="14.1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9.86mm" fo:break-before="auto" style:use-optimal-row-height="false"/>
    </style:style>
    <style:style style:name="ro6" style:family="table-row">
      <style:table-row-properties style:row-height="3.97mm" fo:break-before="auto" style:use-optimal-row-height="true"/>
    </style:style>
    <style:style style:name="ro7" style:family="table-row">
      <style:table-row-properties style:row-height="8.1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一般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一般_5f_表頭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一般_5f_表頭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一般_5f_表頭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一般_5f_表頭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一般_20_2" style:data-style-name="N146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一般_20_2" style:data-style-name="N146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一般_5f_表頭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一般_5f_表頭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一般_5f_表頭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一般_20_2" style:data-style-name="N144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一般_20_2" style:data-style-name="N145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20_2" style:data-style-name="N145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 style:data-style-name="N143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20_2" style:data-style-name="N145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20_2" style:data-style-name="N145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一般_20_2" style:data-style-name="N145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新細明體" fo:font-size="16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6pt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6pt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N3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08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5.<text:span text:style-name="T1">歷年台電系統淨發購電量明細表</text:span></text:p>
          </table:table-cell>
          <table:covered-table-cell table:number-columns-repeated="13" table:style-name="ce12"/>
          <table:table-cell table:style-name="ce39"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Net Electricity Produced &amp; Purchased of Taiwan Power Company</text:p>
          </table:table-cell>
          <table:covered-table-cell table:number-columns-repeated="13" table:style-name="ce12"/>
          <table:table-cell table:style-name="ce39" table:number-columns-repeated="1010"/>
        </table:table-row>
        <table:table-row table:style-name="ro2">
          <table:table-cell table:number-columns-repeated="10"/>
          <table:table-cell table:style-name="ce25" office:value-type="string" calcext:value-type="string" table:number-columns-spanned="4" table:number-rows-spanned="1">
            <text:p>單位：百萬度</text:p>
          </table:table-cell>
          <table:covered-table-cell table:number-columns-repeated="2" table:style-name="ce28"/>
          <table:covered-table-cell table:style-name="ce32"/>
          <table:table-cell table:number-columns-repeated="1010"/>
        </table:table-row>
        <table:table-row table:style-name="ro2">
          <table:table-cell table:style-name="ce3" table:number-columns-repeated="8"/>
          <table:table-cell table:number-columns-repeated="2"/>
          <table:table-cell table:style-name="ce26" office:value-type="string" calcext:value-type="string" table:number-columns-spanned="4" table:number-rows-spanned="1">
            <text:p>Unit<text:span text:style-name="T2">：</text:span><text:span text:style-name="T3">GWh</text:span></text:p>
          </table:table-cell>
          <table:covered-table-cell table:number-columns-repeated="2" table:style-name="ce26"/>
          <table:covered-table-cell table:style-name="ce33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1" table:number-rows-spanned="3">
            <text:p><text:span text:style-name="T2">年</text:span><text:span text:style-name="T3"> </text:span><text:span text:style-name="T4">別</text:span></text:p>
            <text:p><text:span text:style-name="T5">Year</text:span></text:p>
          </table:table-cell>
          <table:table-cell table:style-name="ce13" office:value-type="string" calcext:value-type="string" table:number-columns-spanned="1" table:number-rows-spanned="3">
            <text:p><text:span text:style-name="T2">合</text:span><text:span text:style-name="T3">    </text:span><text:span text:style-name="T4">計</text:span></text:p>
            <text:p><text:span text:style-name="T5">Total</text:span></text:p>
          </table:table-cell>
          <table:table-cell table:style-name="ce13" office:value-type="string" calcext:value-type="string" table:number-columns-spanned="1" table:number-rows-spanned="3">
            <text:p><text:span text:style-name="T2">抽蓄水力</text:span></text:p>
            <text:p><text:span text:style-name="T5">Pumped Hydro</text:span></text:p>
          </table:table-cell>
          <table:table-cell table:style-name="ce13" office:value-type="string" calcext:value-type="string" table:number-columns-spanned="1" table:number-rows-spanned="3">
            <text:p><text:span text:style-name="T2">燃煤</text:span></text:p>
            <text:p><text:span text:style-name="T5">Coa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油</text:span></text:p>
            <text:p><text:span text:style-name="T5">Oi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氣</text:span></text:p>
            <text:p><text:span text:style-name="T5">LNG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汽電共生廠</text:span></text:p>
            <text:p><text:span text:style-name="T5">Cogeneration</text:span></text:p>
            <text:p><text:span text:style-name="T5">Plant</text:span></text:p>
          </table:table-cell>
          <table:table-cell table:style-name="ce13" office:value-type="string" calcext:value-type="string" table:number-columns-spanned="1" table:number-rows-spanned="3">
            <text:p><text:span text:style-name="T2">核能</text:span></text:p>
            <text:p><text:span text:style-name="T5">Nuclear</text:span></text:p>
          </table:table-cell>
          <table:table-cell table:style-name="ce20" office:value-type="string" calcext:value-type="string" table:number-columns-spanned="6" table:number-rows-spanned="1">
            <text:p><text:span text:style-name="T7">再生能源</text:span></text:p>
            <text:p><text:span text:style-name="T5">Renewable Energy</text:span></text:p>
          </table:table-cell>
          <table:covered-table-cell table:number-columns-repeated="2" table:style-name="ce22"/>
          <table:covered-table-cell table:number-columns-repeated="3" table:style-name="ce29"/>
          <table:table-cell table:style-name="ce40"/>
          <table:table-cell table:number-columns-repeated="1009"/>
        </table:table-row>
        <table:table-row table:style-name="ro2">
          <table:covered-table-cell table:style-name="ce5"/>
          <table:covered-table-cell table:number-columns-repeated="2" table:style-name="ce14"/>
          <table:covered-table-cell table:number-columns-repeated="3" table:style-name="ce18"/>
          <table:covered-table-cell table:number-columns-repeated="2" table:style-name="ce14"/>
          <table:table-cell table:style-name="ce21" office:value-type="string" calcext:value-type="string">
            <text:p>小計</text:p>
          </table:table-cell>
          <table:table-cell table:style-name="ce23" office:value-type="string" calcext:value-type="string" table:number-columns-spanned="1" table:number-rows-spanned="2">
            <text:p><text:span text:style-name="T2">慣常水力</text:span></text:p>
            <text:p><text:span text:style-name="T5">Conventional Hydro</text:span></text:p>
          </table:table-cell>
          <table:table-cell table:style-name="ce23" office:value-type="string" calcext:value-type="string" table:number-columns-spanned="1" table:number-rows-spanned="2">
            <text:p><text:span text:style-name="T2">風力</text:span></text:p>
            <text:p><text:span text:style-name="T5">Wind</text:span></text:p>
          </table:table-cell>
          <table:table-cell table:style-name="ce30" office:value-type="string" calcext:value-type="string" table:number-columns-spanned="1" table:number-rows-spanned="2">
            <text:p><text:span text:style-name="T2">太陽光電</text:span></text:p>
            <text:p><text:span text:style-name="T5">Solar</text:span></text:p>
            <text:p><text:span text:style-name="T5">Photovoltaic</text:span></text:p>
          </table:table-cell>
          <table:table-cell table:style-name="ce30" office:value-type="string" calcext:value-type="string" table:number-columns-spanned="1" table:number-rows-spanned="2">
            <text:p><text:span text:style-name="T2">垃圾、沼氣</text:span></text:p>
            <text:p><text:span text:style-name="T5">Waste and Biogas</text:span></text:p>
          </table:table-cell>
          <table:table-cell table:style-name="ce34" office:value-type="string" calcext:value-type="string" table:number-columns-spanned="1" table:number-rows-spanned="2">
            <text:p><text:span text:style-name="T7">地熱</text:span></text:p>
            <text:p><text:span text:style-name="T5">Geothermal</text:span></text:p>
          </table:table-cell>
          <table:table-cell table:style-name="ce40"/>
          <table:table-cell table:number-columns-repeated="1009"/>
        </table:table-row>
        <table:table-row table:style-name="ro4">
          <table:covered-table-cell table:style-name="ce6"/>
          <table:covered-table-cell table:number-columns-repeated="2" table:style-name="ce15"/>
          <table:covered-table-cell table:number-columns-repeated="3" table:style-name="ce19"/>
          <table:covered-table-cell table:number-columns-repeated="2" table:style-name="ce15"/>
          <table:table-cell table:style-name="ce15" office:value-type="string" calcext:value-type="string">
            <text:p>Subtotal</text:p>
          </table:table-cell>
          <table:covered-table-cell table:style-name="ce24"/>
          <table:covered-table-cell table:style-name="ce27"/>
          <table:covered-table-cell table:number-columns-repeated="2" table:style-name="ce31"/>
          <table:covered-table-cell table:style-name="ce35"/>
          <table:table-cell table:style-name="ce40"/>
          <table:table-cell table:number-columns-repeated="1009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16" office:value-type="float" office:value="156511.376237" calcext:value-type="float">
            <text:p><text:s/>156,511 <text:s text:c="2"/></text:p>
          </table:table-cell>
          <table:table-cell table:style-name="ce16" office:value-type="float" office:value="4302.62" calcext:value-type="float">
            <text:p><text:s/>4,303 <text:s text:c="2"/></text:p>
          </table:table-cell>
          <table:table-cell table:style-name="ce16" office:value-type="float" office:value="61809.962417" calcext:value-type="float">
            <text:p><text:s/>61,810 <text:s text:c="2"/></text:p>
          </table:table-cell>
          <table:table-cell table:style-name="ce16" office:value-type="float" office:value="24221.078981" calcext:value-type="float">
            <text:p><text:s/>24,221 <text:s text:c="2"/></text:p>
          </table:table-cell>
          <table:table-cell table:style-name="ce16" office:value-type="float" office:value="16495.5793" calcext:value-type="float">
            <text:p><text:s/>16,496 <text:s text:c="2"/></text:p>
          </table:table-cell>
          <table:table-cell table:style-name="ce16" office:value-type="float" office:value="8144.941153" calcext:value-type="float">
            <text:p><text:s/>8,145 <text:s text:c="2"/></text:p>
          </table:table-cell>
          <table:table-cell table:style-name="ce16" office:value-type="float" office:value="36996.45126" calcext:value-type="float">
            <text:p><text:s/>36,996 <text:s text:c="2"/></text:p>
          </table:table-cell>
          <table:table-cell table:number-columns-repeated="2" table:style-name="ce16" office:value-type="float" office:value="4540.743126" calcext:value-type="float">
            <text:p><text:s/>4,541 <text:s text:c="2"/></text:p>
          </table:table-cell>
          <table:table-cell table:number-columns-repeated="3" table:style-name="ce16" office:value-type="float" office:value="0" calcext:value-type="float">
            <text:p><text:s/>- <text:s text:c="4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1" calcext:value-type="float">
            <text:p>2001</text:p>
          </table:table-cell>
          <table:table-cell table:style-name="ce16" office:value-type="float" office:value="158058.404568674" calcext:value-type="float">
            <text:p><text:s/>158,058 <text:s text:c="2"/></text:p>
          </table:table-cell>
          <table:table-cell table:style-name="ce16" office:value-type="float" office:value="4069.871" calcext:value-type="float">
            <text:p><text:s/>4,070 <text:s text:c="2"/></text:p>
          </table:table-cell>
          <table:table-cell table:style-name="ce16" office:value-type="float" office:value="67300.3721269889" calcext:value-type="float">
            <text:p><text:s/>67,300 <text:s text:c="2"/></text:p>
          </table:table-cell>
          <table:table-cell table:style-name="ce16" office:value-type="float" office:value="19801.837561" calcext:value-type="float">
            <text:p><text:s/>19,802 <text:s text:c="2"/></text:p>
          </table:table-cell>
          <table:table-cell table:style-name="ce16" office:value-type="float" office:value="19623.5042626853" calcext:value-type="float">
            <text:p><text:s/>19,624 <text:s text:c="2"/></text:p>
          </table:table-cell>
          <table:table-cell table:style-name="ce16" office:value-type="float" office:value="8096.187511" calcext:value-type="float">
            <text:p><text:s/>8,096 <text:s text:c="2"/></text:p>
          </table:table-cell>
          <table:table-cell table:style-name="ce16" office:value-type="float" office:value="34093.9847" calcext:value-type="float">
            <text:p><text:s/>34,094 <text:s text:c="2"/></text:p>
          </table:table-cell>
          <table:table-cell table:style-name="ce16" office:value-type="float" office:value="5072.647407" calcext:value-type="float">
            <text:p><text:s/>5,073 <text:s text:c="2"/></text:p>
          </table:table-cell>
          <table:table-cell table:style-name="ce16" office:value-type="float" office:value="5068.142717" calcext:value-type="float">
            <text:p><text:s/>5,068 <text:s text:c="2"/></text:p>
          </table:table-cell>
          <table:table-cell table:style-name="ce16" office:value-type="float" office:value="4.50469" calcext:value-type="float">
            <text:p><text:s/>5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2" calcext:value-type="float">
            <text:p>2002</text:p>
          </table:table-cell>
          <table:table-cell table:style-name="ce16" office:value-type="float" office:value="165901.276922" calcext:value-type="float">
            <text:p><text:s/>165,901 <text:s text:c="2"/></text:p>
          </table:table-cell>
          <table:table-cell table:style-name="ce16" office:value-type="float" office:value="3603.653" calcext:value-type="float">
            <text:p><text:s/>3,604 <text:s text:c="2"/></text:p>
          </table:table-cell>
          <table:table-cell table:style-name="ce16" office:value-type="float" office:value="73124.489412" calcext:value-type="float">
            <text:p><text:s/>73,124 <text:s text:c="2"/></text:p>
          </table:table-cell>
          <table:table-cell table:style-name="ce16" office:value-type="float" office:value="14913.875497" calcext:value-type="float">
            <text:p><text:s/>14,914 <text:s text:c="2"/></text:p>
          </table:table-cell>
          <table:table-cell table:style-name="ce16" office:value-type="float" office:value="25076.627105" calcext:value-type="float">
            <text:p><text:s/>25,077 <text:s text:c="2"/></text:p>
          </table:table-cell>
          <table:table-cell table:style-name="ce16" office:value-type="float" office:value="8411.209728" calcext:value-type="float">
            <text:p><text:s/>8,411 <text:s text:c="2"/></text:p>
          </table:table-cell>
          <table:table-cell table:style-name="ce16" office:value-type="float" office:value="38009.28884" calcext:value-type="float">
            <text:p><text:s/>38,009 <text:s text:c="2"/></text:p>
          </table:table-cell>
          <table:table-cell table:style-name="ce16" office:value-type="float" office:value="2762.13334" calcext:value-type="float">
            <text:p><text:s/>2,762 <text:s text:c="2"/></text:p>
          </table:table-cell>
          <table:table-cell table:style-name="ce16" office:value-type="float" office:value="2754.262487" calcext:value-type="float">
            <text:p><text:s/>2,754 <text:s text:c="2"/></text:p>
          </table:table-cell>
          <table:table-cell table:style-name="ce16" office:value-type="float" office:value="7.870853" calcext:value-type="float">
            <text:p><text:s/>8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3" calcext:value-type="float">
            <text:p>2003</text:p>
          </table:table-cell>
          <table:table-cell table:style-name="ce16" office:value-type="float" office:value="173810.300441" calcext:value-type="float">
            <text:p><text:s/>173,810 <text:s text:c="2"/></text:p>
          </table:table-cell>
          <table:table-cell table:style-name="ce16" office:value-type="float" office:value="3851.611" calcext:value-type="float">
            <text:p><text:s/>3,852 <text:s text:c="2"/></text:p>
          </table:table-cell>
          <table:table-cell table:style-name="ce16" office:value-type="float" office:value="79023.536168" calcext:value-type="float">
            <text:p><text:s/>79,024 <text:s text:c="2"/></text:p>
          </table:table-cell>
          <table:table-cell table:style-name="ce16" office:value-type="float" office:value="13126.356627" calcext:value-type="float">
            <text:p><text:s/>13,126 <text:s text:c="2"/></text:p>
          </table:table-cell>
          <table:table-cell table:style-name="ce16" office:value-type="float" office:value="27126.672816" calcext:value-type="float">
            <text:p><text:s/>27,127 <text:s text:c="2"/></text:p>
          </table:table-cell>
          <table:table-cell table:style-name="ce16" office:value-type="float" office:value="10289.401575" calcext:value-type="float">
            <text:p><text:s/>10,289 <text:s text:c="2"/></text:p>
          </table:table-cell>
          <table:table-cell table:style-name="ce16" office:value-type="float" office:value="37371.0865" calcext:value-type="float">
            <text:p><text:s/>37,371 <text:s text:c="2"/></text:p>
          </table:table-cell>
          <table:table-cell table:style-name="ce16" office:value-type="float" office:value="3021.635755" calcext:value-type="float">
            <text:p><text:s/>3,022 <text:s text:c="2"/></text:p>
          </table:table-cell>
          <table:table-cell table:style-name="ce16" office:value-type="float" office:value="3011.840227" calcext:value-type="float">
            <text:p><text:s/>3,012 <text:s text:c="2"/></text:p>
          </table:table-cell>
          <table:table-cell table:style-name="ce16" office:value-type="float" office:value="9.795528" calcext:value-type="float">
            <text:p><text:s/>10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16" office:value-type="float" office:value="181245.128361" calcext:value-type="float">
            <text:p><text:s/>181,245 <text:s text:c="2"/></text:p>
          </table:table-cell>
          <table:table-cell table:style-name="ce16" office:value-type="float" office:value="3337.694024" calcext:value-type="float">
            <text:p><text:s/>3,338 <text:s text:c="2"/></text:p>
          </table:table-cell>
          <table:table-cell table:style-name="ce16" office:value-type="float" office:value="78209.407633" calcext:value-type="float">
            <text:p><text:s/>78,209 <text:s text:c="2"/></text:p>
          </table:table-cell>
          <table:table-cell table:style-name="ce16" office:value-type="float" office:value="10868.548345" calcext:value-type="float">
            <text:p><text:s/>10,869 <text:s text:c="2"/></text:p>
          </table:table-cell>
          <table:table-cell table:style-name="ce16" office:value-type="float" office:value="34695.209702" calcext:value-type="float">
            <text:p><text:s/>34,695 <text:s text:c="2"/></text:p>
          </table:table-cell>
          <table:table-cell table:style-name="ce16" office:value-type="float" office:value="12996.383486" calcext:value-type="float">
            <text:p><text:s/>12,996 <text:s text:c="2"/></text:p>
          </table:table-cell>
          <table:table-cell table:style-name="ce16" office:value-type="float" office:value="37938.65302" calcext:value-type="float">
            <text:p><text:s/>37,939 <text:s text:c="2"/></text:p>
          </table:table-cell>
          <table:table-cell table:style-name="ce16" office:value-type="float" office:value="3199.232151" calcext:value-type="float">
            <text:p><text:s/>3,199 <text:s text:c="2"/></text:p>
          </table:table-cell>
          <table:table-cell table:style-name="ce16" office:value-type="float" office:value="3186.435973" calcext:value-type="float">
            <text:p><text:s/>3,186 <text:s text:c="2"/></text:p>
          </table:table-cell>
          <table:table-cell table:style-name="ce16" office:value-type="float" office:value="12.796178" calcext:value-type="float">
            <text:p><text:s/>13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5" calcext:value-type="float">
            <text:p>2005</text:p>
          </table:table-cell>
          <table:table-cell table:style-name="ce16" office:value-type="float" office:value="189662.961093" calcext:value-type="float">
            <text:p><text:s/>189,663 <text:s text:c="2"/></text:p>
          </table:table-cell>
          <table:table-cell table:style-name="ce16" office:value-type="float" office:value="3830.254" calcext:value-type="float">
            <text:p><text:s/>3,830 <text:s text:c="2"/></text:p>
          </table:table-cell>
          <table:table-cell table:style-name="ce16" office:value-type="float" office:value="82690.501148186" calcext:value-type="float">
            <text:p><text:s/>82,691 <text:s text:c="2"/></text:p>
          </table:table-cell>
          <table:table-cell table:style-name="ce16" office:value-type="float" office:value="10429.370734814" calcext:value-type="float">
            <text:p><text:s/>10,429 <text:s text:c="2"/></text:p>
          </table:table-cell>
          <table:table-cell table:style-name="ce16" office:value-type="float" office:value="37422.065441" calcext:value-type="float">
            <text:p><text:s/>37,422 <text:s text:c="2"/></text:p>
          </table:table-cell>
          <table:table-cell table:style-name="ce16" office:value-type="float" office:value="12753.522383" calcext:value-type="float">
            <text:p><text:s/>12,754 <text:s text:c="2"/></text:p>
          </table:table-cell>
          <table:table-cell table:style-name="ce16" office:value-type="float" office:value="38403.8878" calcext:value-type="float">
            <text:p><text:s/>38,404 <text:s text:c="2"/></text:p>
          </table:table-cell>
          <table:table-cell table:style-name="ce16" office:value-type="float" office:value="4133.359586" calcext:value-type="float">
            <text:p><text:s/>4,133 <text:s text:c="2"/></text:p>
          </table:table-cell>
          <table:table-cell table:style-name="ce16" office:value-type="float" office:value="4054.264615" calcext:value-type="float">
            <text:p><text:s/>4,054 <text:s text:c="2"/></text:p>
          </table:table-cell>
          <table:table-cell table:style-name="ce16" office:value-type="float" office:value="79.094971" calcext:value-type="float">
            <text:p><text:s/>79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6" calcext:value-type="float">
            <text:p>2006</text:p>
          </table:table-cell>
          <table:table-cell table:style-name="ce16" office:value-type="float" office:value="196567.244629" calcext:value-type="float">
            <text:p><text:s/>196,567 <text:s text:c="2"/></text:p>
          </table:table-cell>
          <table:table-cell table:style-name="ce16" office:value-type="float" office:value="3902.278001" calcext:value-type="float">
            <text:p><text:s/>3,902 <text:s text:c="2"/></text:p>
          </table:table-cell>
          <table:table-cell table:style-name="ce16" office:value-type="float" office:value="85766.200965" calcext:value-type="float">
            <text:p><text:s/>85,766 <text:s text:c="2"/></text:p>
          </table:table-cell>
          <table:table-cell table:style-name="ce16" office:value-type="float" office:value="13742.812385" calcext:value-type="float">
            <text:p><text:s/>13,743 <text:s text:c="2"/></text:p>
          </table:table-cell>
          <table:table-cell table:style-name="ce16" office:value-type="float" office:value="38663.88874" calcext:value-type="float">
            <text:p><text:s/>38,664 <text:s text:c="2"/></text:p>
          </table:table-cell>
          <table:table-cell table:style-name="ce16" office:value-type="float" office:value="9613.10380265623" calcext:value-type="float">
            <text:p><text:s/>9,613 <text:s text:c="2"/></text:p>
          </table:table-cell>
          <table:table-cell table:style-name="ce16" office:value-type="float" office:value="38316.60622" calcext:value-type="float">
            <text:p><text:s/>38,317 <text:s text:c="2"/></text:p>
          </table:table-cell>
          <table:table-cell table:style-name="ce16" office:value-type="float" office:value="6562.35451534377" calcext:value-type="float">
            <text:p><text:s/>6,562 <text:s text:c="2"/></text:p>
          </table:table-cell>
          <table:table-cell table:style-name="ce16" office:value-type="float" office:value="4067.863699" calcext:value-type="float">
            <text:p><text:s/>4,068 <text:s text:c="2"/></text:p>
          </table:table-cell>
          <table:table-cell table:style-name="ce16" office:value-type="float" office:value="266.706455" calcext:value-type="float">
            <text:p><text:s/>267 <text:s text:c="2"/></text:p>
          </table:table-cell>
          <table:table-cell table:style-name="ce16" office:value-type="float" office:value="0" calcext:value-type="float">
            <text:p><text:s/>- <text:s text:c="4"/></text:p>
          </table:table-cell>
          <table:table-cell table:style-name="ce16" office:value-type="float" office:value="2227.78436134377" calcext:value-type="float">
            <text:p><text:s/>2,228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7" calcext:value-type="float">
            <text:p>2007</text:p>
          </table:table-cell>
          <table:table-cell table:style-name="ce16" office:value-type="float" office:value="201855.94036" calcext:value-type="float">
            <text:p><text:s/>201,856 <text:s text:c="2"/></text:p>
          </table:table-cell>
          <table:table-cell table:style-name="ce16" office:value-type="float" office:value="3924.461" calcext:value-type="float">
            <text:p><text:s/>3,924 <text:s text:c="2"/></text:p>
          </table:table-cell>
          <table:table-cell table:style-name="ce16" office:value-type="float" office:value="87504.312773" calcext:value-type="float">
            <text:p><text:s/>87,504 <text:s text:c="2"/></text:p>
          </table:table-cell>
          <table:table-cell table:style-name="ce16" office:value-type="float" office:value="11634.358501" calcext:value-type="float">
            <text:p><text:s/>11,634 <text:s text:c="2"/></text:p>
          </table:table-cell>
          <table:table-cell table:style-name="ce16" office:value-type="float" office:value="43179.685484" calcext:value-type="float">
            <text:p><text:s/>43,180 <text:s text:c="2"/></text:p>
          </table:table-cell>
          <table:table-cell table:style-name="ce16" office:value-type="float" office:value="9508.201426" calcext:value-type="float">
            <text:p><text:s/>9,508 <text:s text:c="2"/></text:p>
          </table:table-cell>
          <table:table-cell table:style-name="ce16" office:value-type="float" office:value="38960.77298" calcext:value-type="float">
            <text:p><text:s/>38,961 <text:s text:c="2"/></text:p>
          </table:table-cell>
          <table:table-cell table:style-name="ce16" office:value-type="float" office:value="7144.148196" calcext:value-type="float">
            <text:p><text:s/>7,144 <text:s text:c="2"/></text:p>
          </table:table-cell>
          <table:table-cell table:style-name="ce16" office:value-type="float" office:value="4397.983103" calcext:value-type="float">
            <text:p><text:s/>4,398 <text:s text:c="2"/></text:p>
          </table:table-cell>
          <table:table-cell table:style-name="ce16" office:value-type="float" office:value="430.339717" calcext:value-type="float">
            <text:p><text:s/>430 <text:s text:c="2"/></text:p>
          </table:table-cell>
          <table:table-cell table:style-name="ce16" office:value-type="float" office:value="0" calcext:value-type="float">
            <text:p><text:s/>- <text:s text:c="4"/></text:p>
          </table:table-cell>
          <table:table-cell table:style-name="ce16" office:value-type="float" office:value="2315.825376" calcext:value-type="float">
            <text:p><text:s/>2,316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16" office:value-type="float" office:value="200240.91658297" calcext:value-type="float">
            <text:p><text:s/>200,241 <text:s text:c="2"/></text:p>
          </table:table-cell>
          <table:table-cell table:style-name="ce16" office:value-type="float" office:value="3458.878" calcext:value-type="float">
            <text:p><text:s/>3,459 <text:s text:c="2"/></text:p>
          </table:table-cell>
          <table:table-cell table:style-name="ce16" office:value-type="float" office:value="85335.3326901286" calcext:value-type="float">
            <text:p><text:s/>85,335 <text:s text:c="2"/></text:p>
          </table:table-cell>
          <table:table-cell table:style-name="ce16" office:value-type="float" office:value="10891.269389" calcext:value-type="float">
            <text:p><text:s/>10,891 <text:s text:c="2"/></text:p>
          </table:table-cell>
          <table:table-cell table:style-name="ce16" office:value-type="float" office:value="46612.7020078005" calcext:value-type="float">
            <text:p><text:s/>46,613 <text:s text:c="2"/></text:p>
          </table:table-cell>
          <table:table-cell table:style-name="ce16" office:value-type="float" office:value="7517.47228524168" calcext:value-type="float">
            <text:p><text:s/>7,517 <text:s text:c="2"/></text:p>
          </table:table-cell>
          <table:table-cell table:style-name="ce16" office:value-type="float" office:value="39260.45902" calcext:value-type="float">
            <text:p><text:s/>39,260 <text:s text:c="2"/></text:p>
          </table:table-cell>
          <table:table-cell table:style-name="ce16" office:value-type="float" office:value="7164.80319079913" calcext:value-type="float">
            <text:p><text:s/>7,165 <text:s text:c="2"/></text:p>
          </table:table-cell>
          <table:table-cell table:style-name="ce16" office:value-type="float" office:value="4283.0070335" calcext:value-type="float">
            <text:p><text:s/>4,283 <text:s text:c="2"/></text:p>
          </table:table-cell>
          <table:table-cell table:style-name="ce16" office:value-type="float" office:value="602.3835285" calcext:value-type="float">
            <text:p><text:s/>602 <text:s text:c="2"/></text:p>
          </table:table-cell>
          <table:table-cell table:style-name="ce16" office:value-type="float" office:value="0.377429" calcext:value-type="float">
            <text:p><text:s/>0 <text:s text:c="2"/></text:p>
          </table:table-cell>
          <table:table-cell table:style-name="ce16" office:value-type="float" office:value="2279.03519979913" calcext:value-type="float">
            <text:p><text:s/>2,279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09" calcext:value-type="float">
            <text:p>2009</text:p>
          </table:table-cell>
          <table:table-cell table:style-name="ce16" office:value-type="float" office:value="193605.247676135" calcext:value-type="float">
            <text:p><text:s/>193,605 <text:s text:c="2"/></text:p>
          </table:table-cell>
          <table:table-cell table:style-name="ce16" office:value-type="float" office:value="3289.71652204375" calcext:value-type="float">
            <text:p><text:s/>3,290 <text:s text:c="2"/></text:p>
          </table:table-cell>
          <table:table-cell table:style-name="ce16" office:value-type="float" office:value="83141.7106991598" calcext:value-type="float">
            <text:p><text:s/>83,142 <text:s text:c="2"/></text:p>
          </table:table-cell>
          <table:table-cell table:style-name="ce16" office:value-type="float" office:value="5787.799393" calcext:value-type="float">
            <text:p><text:s/>5,788 <text:s text:c="2"/></text:p>
          </table:table-cell>
          <table:table-cell table:style-name="ce16" office:value-type="float" office:value="45501.8308328569" calcext:value-type="float">
            <text:p><text:s/>45,502 <text:s text:c="2"/></text:p>
          </table:table-cell>
          <table:table-cell table:style-name="ce16" office:value-type="float" office:value="9062.90983990182" calcext:value-type="float">
            <text:p><text:s/>9,063 <text:s text:c="2"/></text:p>
          </table:table-cell>
          <table:table-cell table:style-name="ce16" office:value-type="float" office:value="39981.0339" calcext:value-type="float">
            <text:p><text:s/>39,981 <text:s text:c="2"/></text:p>
          </table:table-cell>
          <table:table-cell table:style-name="ce16" office:value-type="float" office:value="6840.24648917314" calcext:value-type="float">
            <text:p><text:s/>6,840 <text:s text:c="2"/></text:p>
          </table:table-cell>
          <table:table-cell table:style-name="ce16" office:value-type="float" office:value="3729.32846709357" calcext:value-type="float">
            <text:p><text:s/>3,729 <text:s text:c="2"/></text:p>
          </table:table-cell>
          <table:table-cell table:style-name="ce16" office:value-type="float" office:value="848.177261400786" calcext:value-type="float">
            <text:p><text:s/>848 <text:s text:c="2"/></text:p>
          </table:table-cell>
          <table:table-cell table:style-name="ce16" office:value-type="float" office:value="1.17766273" calcext:value-type="float">
            <text:p><text:s/>1 <text:s text:c="2"/></text:p>
          </table:table-cell>
          <table:table-cell table:style-name="ce16" office:value-type="float" office:value="2261.56309794878" calcext:value-type="float">
            <text:p><text:s/>2,262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0" calcext:value-type="float">
            <text:p>2010</text:p>
          </table:table-cell>
          <table:table-cell table:style-name="ce16" office:value-type="float" office:value="207384.732508" calcext:value-type="float">
            <text:p><text:s/>207,385 <text:s text:c="2"/></text:p>
          </table:table-cell>
          <table:table-cell table:style-name="ce16" office:value-type="float" office:value="3047.150815" calcext:value-type="float">
            <text:p><text:s/>3,047 <text:s text:c="2"/></text:p>
          </table:table-cell>
          <table:table-cell table:style-name="ce16" office:value-type="float" office:value="83816.32332" calcext:value-type="float">
            <text:p><text:s/>83,816 <text:s text:c="2"/></text:p>
          </table:table-cell>
          <table:table-cell table:style-name="ce16" office:value-type="float" office:value="7794.293961" calcext:value-type="float">
            <text:p><text:s/>7,794 <text:s text:c="2"/></text:p>
          </table:table-cell>
          <table:table-cell table:style-name="ce16" office:value-type="float" office:value="57999.364205" calcext:value-type="float">
            <text:p><text:s/>57,999 <text:s text:c="2"/></text:p>
          </table:table-cell>
          <table:table-cell table:style-name="ce16" office:value-type="float" office:value="7145.456886" calcext:value-type="float">
            <text:p><text:s/>7,145 <text:s text:c="2"/></text:p>
          </table:table-cell>
          <table:table-cell table:style-name="ce16" office:value-type="float" office:value="40028.52128" calcext:value-type="float">
            <text:p><text:s/>40,029 <text:s text:c="2"/></text:p>
          </table:table-cell>
          <table:table-cell table:style-name="ce16" office:value-type="float" office:value="7553.622041" calcext:value-type="float">
            <text:p><text:s/>7,554 <text:s text:c="2"/></text:p>
          </table:table-cell>
          <table:table-cell table:style-name="ce16" office:value-type="float" office:value="4168.822545" calcext:value-type="float">
            <text:p><text:s/>4,169 <text:s text:c="2"/></text:p>
          </table:table-cell>
          <table:table-cell table:style-name="ce16" office:value-type="float" office:value="1021.857575" calcext:value-type="float">
            <text:p><text:s/>1,022 <text:s text:c="2"/></text:p>
          </table:table-cell>
          <table:table-cell table:style-name="ce16" office:value-type="float" office:value="6.251215" calcext:value-type="float">
            <text:p><text:s/>6 <text:s text:c="2"/></text:p>
          </table:table-cell>
          <table:table-cell table:style-name="ce16" office:value-type="float" office:value="2356.690706" calcext:value-type="float">
            <text:p><text:s/>2,357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1" calcext:value-type="float">
            <text:p>2011</text:p>
          </table:table-cell>
          <table:table-cell table:style-name="ce16" office:value-type="float" office:value="213042.156707" calcext:value-type="float">
            <text:p><text:s/>213,042 <text:s text:c="2"/></text:p>
          </table:table-cell>
          <table:table-cell table:style-name="ce16" office:value-type="float" office:value="2888.972904" calcext:value-type="float">
            <text:p><text:s/>2,889 <text:s text:c="2"/></text:p>
          </table:table-cell>
          <table:table-cell table:style-name="ce16" office:value-type="float" office:value="85870.262093" calcext:value-type="float">
            <text:p><text:s/>85,870 <text:s text:c="2"/></text:p>
          </table:table-cell>
          <table:table-cell table:style-name="ce16" office:value-type="float" office:value="6908.196165" calcext:value-type="float">
            <text:p><text:s/>6,908 <text:s text:c="2"/></text:p>
          </table:table-cell>
          <table:table-cell table:style-name="ce16" office:value-type="float" office:value="62051.494502" calcext:value-type="float">
            <text:p><text:s/>62,051 <text:s text:c="2"/></text:p>
          </table:table-cell>
          <table:table-cell table:style-name="ce16" office:value-type="float" office:value="6862.233922" calcext:value-type="float">
            <text:p><text:s/>6,862 <text:s text:c="2"/></text:p>
          </table:table-cell>
          <table:table-cell table:style-name="ce16" office:value-type="float" office:value="40522.22895" calcext:value-type="float">
            <text:p><text:s/>40,522 <text:s text:c="2"/></text:p>
          </table:table-cell>
          <table:table-cell table:style-name="ce16" office:value-type="float" office:value="7938.768171" calcext:value-type="float">
            <text:p><text:s/>7,939 <text:s text:c="2"/></text:p>
          </table:table-cell>
          <table:table-cell table:style-name="ce16" office:value-type="float" office:value="3975.412144" calcext:value-type="float">
            <text:p><text:s/>3,975 <text:s text:c="2"/></text:p>
          </table:table-cell>
          <table:table-cell table:style-name="ce16" office:value-type="float" office:value="1532.64678" calcext:value-type="float">
            <text:p><text:s/>1,533 <text:s text:c="2"/></text:p>
          </table:table-cell>
          <table:table-cell table:style-name="ce16" office:value-type="float" office:value="38.096341" calcext:value-type="float">
            <text:p><text:s/>38 <text:s text:c="2"/></text:p>
          </table:table-cell>
          <table:table-cell table:style-name="ce16" office:value-type="float" office:value="2392.612906" calcext:value-type="float">
            <text:p><text:s/>2,393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2" calcext:value-type="float">
            <text:p>2012</text:p>
          </table:table-cell>
          <table:table-cell table:style-name="ce16" office:value-type="float" office:value="211708.203884" calcext:value-type="float">
            <text:p><text:s/>211,708 <text:s text:c="2"/></text:p>
          </table:table-cell>
          <table:table-cell table:style-name="ce16" office:value-type="float" office:value="2924.17408" calcext:value-type="float">
            <text:p><text:s/>2,924 <text:s text:c="2"/></text:p>
          </table:table-cell>
          <table:table-cell table:style-name="ce16" office:value-type="float" office:value="85985.932052" calcext:value-type="float">
            <text:p><text:s/>85,986 <text:s text:c="2"/></text:p>
          </table:table-cell>
          <table:table-cell table:style-name="ce16" office:value-type="float" office:value="5333.211802" calcext:value-type="float">
            <text:p><text:s/>5,333 <text:s text:c="2"/></text:p>
          </table:table-cell>
          <table:table-cell table:style-name="ce16" office:value-type="float" office:value="64092.181304" calcext:value-type="float">
            <text:p><text:s/>64,092 <text:s text:c="2"/></text:p>
          </table:table-cell>
          <table:table-cell table:style-name="ce16" office:value-type="float" office:value="4836.066775" calcext:value-type="float">
            <text:p><text:s/>4,836 <text:s text:c="2"/></text:p>
          </table:table-cell>
          <table:table-cell table:style-name="ce16" office:value-type="float" office:value="38887.28814" calcext:value-type="float">
            <text:p><text:s/>38,887 <text:s text:c="2"/></text:p>
          </table:table-cell>
          <table:table-cell table:style-name="ce16" office:value-type="float" office:value="9649.349731" calcext:value-type="float">
            <text:p><text:s/>9,649 <text:s text:c="2"/></text:p>
          </table:table-cell>
          <table:table-cell table:style-name="ce16" office:value-type="float" office:value="5648.119934" calcext:value-type="float">
            <text:p><text:s/>5,648 <text:s text:c="2"/></text:p>
          </table:table-cell>
          <table:table-cell table:style-name="ce16" office:value-type="float" office:value="1489.517069" calcext:value-type="float">
            <text:p><text:s/>1,490 <text:s text:c="2"/></text:p>
          </table:table-cell>
          <table:table-cell table:style-name="ce16" office:value-type="float" office:value="138.456193" calcext:value-type="float">
            <text:p><text:s/>138 <text:s text:c="2"/></text:p>
          </table:table-cell>
          <table:table-cell table:style-name="ce16" office:value-type="float" office:value="2373.256535" calcext:value-type="float">
            <text:p><text:s/>2,373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213428.701" calcext:value-type="float">
            <text:p><text:s/>213,429 <text:s text:c="2"/></text:p>
          </table:table-cell>
          <table:table-cell table:style-name="ce16" office:value-type="float" office:value="3174.130709" calcext:value-type="float">
            <text:p><text:s/>3,174 <text:s text:c="2"/></text:p>
          </table:table-cell>
          <table:table-cell table:style-name="ce16" office:value-type="float" office:value="81898.041421" calcext:value-type="float">
            <text:p><text:s/>81,898 <text:s text:c="2"/></text:p>
          </table:table-cell>
          <table:table-cell table:style-name="ce16" office:value-type="float" office:value="4970.126583" calcext:value-type="float">
            <text:p><text:s/>4,970 <text:s text:c="2"/></text:p>
          </table:table-cell>
          <table:table-cell table:style-name="ce16" office:value-type="float" office:value="66290.959027" calcext:value-type="float">
            <text:p><text:s/>66,291 <text:s text:c="2"/></text:p>
          </table:table-cell>
          <table:table-cell table:style-name="ce16" office:value-type="float" office:value="7267.411837" calcext:value-type="float">
            <text:p><text:s/>7,267 <text:s text:c="2"/></text:p>
          </table:table-cell>
          <table:table-cell table:style-name="ce16" office:value-type="float" office:value="40078.64248" calcext:value-type="float">
            <text:p><text:s/>40,079 <text:s text:c="2"/></text:p>
          </table:table-cell>
          <table:table-cell table:style-name="ce16" office:value-type="float" office:value="9749.388943" calcext:value-type="float">
            <text:p><text:s/>9,749 <text:s text:c="2"/></text:p>
          </table:table-cell>
          <table:table-cell table:style-name="ce16" office:value-type="float" office:value="5400.528072" calcext:value-type="float">
            <text:p><text:s/>5,401 <text:s text:c="2"/></text:p>
          </table:table-cell>
          <table:table-cell table:style-name="ce16" office:value-type="float" office:value="1617.289565" calcext:value-type="float">
            <text:p><text:s/>1,617 <text:s text:c="2"/></text:p>
          </table:table-cell>
          <table:table-cell table:style-name="ce16" office:value-type="float" office:value="301.10919" calcext:value-type="float">
            <text:p><text:s/>301 <text:s text:c="2"/></text:p>
          </table:table-cell>
          <table:table-cell table:style-name="ce16" office:value-type="float" office:value="2430.462116" calcext:value-type="float">
            <text:p><text:s/>2,430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4" calcext:value-type="float">
            <text:p>2014</text:p>
          </table:table-cell>
          <table:table-cell table:style-name="ce16" office:value-type="float" office:value="219223.62161" calcext:value-type="float">
            <text:p><text:s/>219,224 <text:s text:c="2"/></text:p>
          </table:table-cell>
          <table:table-cell table:style-name="ce16" office:value-type="float" office:value="3108.27987" calcext:value-type="float">
            <text:p><text:s/>3,108 <text:s text:c="2"/></text:p>
          </table:table-cell>
          <table:table-cell table:style-name="ce16" office:value-type="float" office:value="82348.308972" calcext:value-type="float">
            <text:p><text:s/>82,348 <text:s text:c="2"/></text:p>
          </table:table-cell>
          <table:table-cell table:style-name="ce16" office:value-type="float" office:value="6259.292458" calcext:value-type="float">
            <text:p><text:s/>6,259 <text:s text:c="2"/></text:p>
          </table:table-cell>
          <table:table-cell table:style-name="ce16" office:value-type="float" office:value="70915.605558" calcext:value-type="float">
            <text:p><text:s/>70,916 <text:s text:c="2"/></text:p>
          </table:table-cell>
          <table:table-cell table:style-name="ce16" office:value-type="float" office:value="7003.64449" calcext:value-type="float">
            <text:p><text:s/>7,004 <text:s text:c="2"/></text:p>
          </table:table-cell>
          <table:table-cell table:style-name="ce16" office:value-type="float" office:value="40801.05846" calcext:value-type="float">
            <text:p><text:s/>40,801 <text:s text:c="2"/></text:p>
          </table:table-cell>
          <table:table-cell table:style-name="ce16" office:value-type="float" office:value="8787.431802" calcext:value-type="float">
            <text:p><text:s/>8,787 <text:s text:c="2"/></text:p>
          </table:table-cell>
          <table:table-cell table:style-name="ce16" office:value-type="float" office:value="4294.972766" calcext:value-type="float">
            <text:p><text:s/>4,295 <text:s text:c="2"/></text:p>
          </table:table-cell>
          <table:table-cell table:style-name="ce16" office:value-type="float" office:value="1486.49548" calcext:value-type="float">
            <text:p><text:s/>1,486 <text:s text:c="2"/></text:p>
          </table:table-cell>
          <table:table-cell table:style-name="ce16" office:value-type="float" office:value="511.724064" calcext:value-type="float">
            <text:p><text:s/>512 <text:s text:c="2"/></text:p>
          </table:table-cell>
          <table:table-cell table:style-name="ce16" office:value-type="float" office:value="2494.239492" calcext:value-type="float">
            <text:p><text:s/>2,494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5" calcext:value-type="float">
            <text:p>2015</text:p>
          </table:table-cell>
          <table:table-cell table:style-name="ce16" office:value-type="float" office:value="219103.851439" calcext:value-type="float">
            <text:p><text:s/>219,104 <text:s text:c="2"/></text:p>
          </table:table-cell>
          <table:table-cell table:style-name="ce16" office:value-type="float" office:value="3023.125832" calcext:value-type="float">
            <text:p><text:s/>3,023 <text:s text:c="2"/></text:p>
          </table:table-cell>
          <table:table-cell table:style-name="ce16" office:value-type="float" office:value="78242.516374" calcext:value-type="float">
            <text:p><text:s/>78,243 <text:s text:c="2"/></text:p>
          </table:table-cell>
          <table:table-cell table:style-name="ce16" office:value-type="float" office:value="10259.028826" calcext:value-type="float">
            <text:p><text:s/>10,259 <text:s text:c="2"/></text:p>
          </table:table-cell>
          <table:table-cell table:style-name="ce16" office:value-type="float" office:value="76915.409185" calcext:value-type="float">
            <text:p><text:s/>76,915 <text:s text:c="2"/></text:p>
          </table:table-cell>
          <table:table-cell table:style-name="ce16" office:value-type="float" office:value="6232.051401" calcext:value-type="float">
            <text:p><text:s/>6,232 <text:s text:c="2"/></text:p>
          </table:table-cell>
          <table:table-cell table:style-name="ce16" office:value-type="float" office:value="35143.02938" calcext:value-type="float">
            <text:p><text:s/>35,143 <text:s text:c="2"/></text:p>
          </table:table-cell>
          <table:table-cell table:style-name="ce16" office:value-type="float" office:value="9288.690441" calcext:value-type="float">
            <text:p><text:s/>9,289 <text:s text:c="2"/></text:p>
          </table:table-cell>
          <table:table-cell table:style-name="ce16" office:value-type="float" office:value="4447.538542" calcext:value-type="float">
            <text:p><text:s/>4,448 <text:s text:c="2"/></text:p>
          </table:table-cell>
          <table:table-cell table:style-name="ce16" office:value-type="float" office:value="1503.491947" calcext:value-type="float">
            <text:p><text:s/>1,503 <text:s text:c="2"/></text:p>
          </table:table-cell>
          <table:table-cell table:style-name="ce16" office:value-type="float" office:value="810.761716" calcext:value-type="float">
            <text:p><text:s/>811 <text:s text:c="2"/></text:p>
          </table:table-cell>
          <table:table-cell table:style-name="ce16" office:value-type="float" office:value="2526.898236" calcext:value-type="float">
            <text:p><text:s/>2,527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6" calcext:value-type="float">
            <text:p>2016</text:p>
          </table:table-cell>
          <table:table-cell table:style-name="ce16" office:value-type="float" office:value="225793.13436" calcext:value-type="float">
            <text:p><text:s/>225,793 <text:s text:c="2"/></text:p>
          </table:table-cell>
          <table:table-cell table:style-name="ce16" office:value-type="float" office:value="3281.640653" calcext:value-type="float">
            <text:p><text:s/>3,282 <text:s text:c="2"/></text:p>
          </table:table-cell>
          <table:table-cell table:style-name="ce16" office:value-type="float" office:value="83313.663549" calcext:value-type="float">
            <text:p><text:s/>83,314 <text:s text:c="2"/></text:p>
          </table:table-cell>
          <table:table-cell table:style-name="ce16" office:value-type="float" office:value="10033.892775" calcext:value-type="float">
            <text:p><text:s/>10,034 <text:s text:c="2"/></text:p>
          </table:table-cell>
          <table:table-cell table:style-name="ce16" office:value-type="float" office:value="81184.923078" calcext:value-type="float">
            <text:p><text:s/>81,185 <text:s text:c="2"/></text:p>
          </table:table-cell>
          <table:table-cell table:style-name="ce16" office:value-type="float" office:value="5918.86965" calcext:value-type="float">
            <text:p><text:s/>5,919 <text:s text:c="2"/></text:p>
          </table:table-cell>
          <table:table-cell table:style-name="ce16" office:value-type="float" office:value="30461.1006" calcext:value-type="float">
            <text:p><text:s/>30,461 <text:s text:c="2"/></text:p>
          </table:table-cell>
          <table:table-cell table:style-name="ce16" office:value-type="float" office:value="11599.044055" calcext:value-type="float">
            <text:p><text:s/>11,599 <text:s text:c="2"/></text:p>
          </table:table-cell>
          <table:table-cell table:style-name="ce16" office:value-type="float" office:value="6536.939319" calcext:value-type="float">
            <text:p><text:s/>6,537 <text:s text:c="2"/></text:p>
          </table:table-cell>
          <table:table-cell table:style-name="ce16" office:value-type="float" office:value="1446.534074" calcext:value-type="float">
            <text:p><text:s/>1,447 <text:s text:c="2"/></text:p>
          </table:table-cell>
          <table:table-cell table:style-name="ce16" office:value-type="float" office:value="1068.082654" calcext:value-type="float">
            <text:p><text:s/>1,068 <text:s text:c="2"/></text:p>
          </table:table-cell>
          <table:table-cell table:style-name="ce16" office:value-type="float" office:value="2547.488008" calcext:value-type="float">
            <text:p><text:s/>2,547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7" calcext:value-type="float">
            <text:p>2017</text:p>
          </table:table-cell>
          <table:table-cell table:style-name="ce16" office:value-type="float" office:value="231076.216615" calcext:value-type="float">
            <text:p><text:s/>231,076 <text:s text:c="2"/></text:p>
          </table:table-cell>
          <table:table-cell table:style-name="ce16" office:value-type="float" office:value="3321.950233" calcext:value-type="float">
            <text:p><text:s/>3,322 <text:s text:c="2"/></text:p>
          </table:table-cell>
          <table:table-cell table:style-name="ce16" office:value-type="float" office:value="90519.526029" calcext:value-type="float">
            <text:p><text:s/>90,520 <text:s text:c="2"/></text:p>
          </table:table-cell>
          <table:table-cell table:style-name="ce16" office:value-type="float" office:value="11174.707147" calcext:value-type="float">
            <text:p><text:s/>11,175 <text:s text:c="2"/></text:p>
          </table:table-cell>
          <table:table-cell table:style-name="ce16" office:value-type="float" office:value="89120.997581" calcext:value-type="float">
            <text:p><text:s/>89,121 <text:s text:c="2"/></text:p>
          </table:table-cell>
          <table:table-cell table:style-name="ce16" office:value-type="float" office:value="4136.883712" calcext:value-type="float">
            <text:p><text:s/>4,137 <text:s text:c="2"/></text:p>
          </table:table-cell>
          <table:table-cell table:style-name="ce16" office:value-type="float" office:value="21560.47516" calcext:value-type="float">
            <text:p><text:s/>21,560 <text:s text:c="2"/></text:p>
          </table:table-cell>
          <table:table-cell table:style-name="ce16" office:value-type="float" office:value="11241.676753" calcext:value-type="float">
            <text:p><text:s/>11,242 <text:s text:c="2"/></text:p>
          </table:table-cell>
          <table:table-cell table:style-name="ce16" office:value-type="float" office:value="5423.985248" calcext:value-type="float">
            <text:p><text:s/>5,424 <text:s text:c="2"/></text:p>
          </table:table-cell>
          <table:table-cell table:style-name="ce16" office:value-type="float" office:value="1693.454003" calcext:value-type="float">
            <text:p><text:s/>1,693 <text:s text:c="2"/></text:p>
          </table:table-cell>
          <table:table-cell table:style-name="ce16" office:value-type="float" office:value="1620.563756" calcext:value-type="float">
            <text:p><text:s/>1,621 <text:s text:c="2"/></text:p>
          </table:table-cell>
          <table:table-cell table:style-name="ce16" office:value-type="float" office:value="2503.673746" calcext:value-type="float">
            <text:p><text:s/>2,504 <text:s text:c="2"/></text:p>
          </table:table-cell>
          <table:table-cell table:style-name="ce36" office:value-type="float" office:value="0" calcext:value-type="float">
            <text:p><text:s/>- <text:s text:c="4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8" calcext:value-type="float">
            <text:p>2018</text:p>
          </table:table-cell>
          <table:table-cell table:style-name="ce16" office:value-type="float" office:value="233288.507334" calcext:value-type="float">
            <text:p><text:s/>233,289 <text:s text:c="2"/></text:p>
          </table:table-cell>
          <table:table-cell table:style-name="ce16" office:value-type="float" office:value="3358.770138" calcext:value-type="float">
            <text:p><text:s/>3,359 <text:s text:c="2"/></text:p>
          </table:table-cell>
          <table:table-cell table:style-name="ce16" office:value-type="float" office:value="90514.503391" calcext:value-type="float">
            <text:p><text:s/>90,515 <text:s text:c="2"/></text:p>
          </table:table-cell>
          <table:table-cell table:style-name="ce16" office:value-type="float" office:value="6593.224485" calcext:value-type="float">
            <text:p><text:s/>6,593 <text:s text:c="2"/></text:p>
          </table:table-cell>
          <table:table-cell table:style-name="ce16" office:value-type="float" office:value="90103.678478" calcext:value-type="float">
            <text:p><text:s/>90,104 <text:s text:c="2"/></text:p>
          </table:table-cell>
          <table:table-cell table:style-name="ce16" office:value-type="float" office:value="4647.710125" calcext:value-type="float">
            <text:p><text:s/>4,648 <text:s text:c="2"/></text:p>
          </table:table-cell>
          <table:table-cell table:style-name="ce16" office:value-type="float" office:value="26656.42776" calcext:value-type="float">
            <text:p><text:s/>26,656 <text:s text:c="2"/></text:p>
          </table:table-cell>
          <table:table-cell table:style-name="ce16" office:value-type="float" office:value="11414.192957" calcext:value-type="float">
            <text:p><text:s/>11,414 <text:s text:c="2"/></text:p>
          </table:table-cell>
          <table:table-cell table:style-name="ce16" office:value-type="float" office:value="4444.526492" calcext:value-type="float">
            <text:p><text:s/>4,445 <text:s text:c="2"/></text:p>
          </table:table-cell>
          <table:table-cell table:style-name="ce16" office:value-type="float" office:value="1643.481925" calcext:value-type="float">
            <text:p><text:s/>1,643 <text:s text:c="2"/></text:p>
          </table:table-cell>
          <table:table-cell table:style-name="ce16" office:value-type="float" office:value="2661.972235" calcext:value-type="float">
            <text:p><text:s/>2,662 <text:s text:c="2"/></text:p>
          </table:table-cell>
          <table:table-cell table:style-name="ce16" office:value-type="float" office:value="2664.210832" calcext:value-type="float">
            <text:p><text:s/>2,664 <text:s text:c="2"/></text:p>
          </table:table-cell>
          <table:table-cell table:style-name="ce37" office:value-type="float" office:value="0.001473" calcext:value-type="float">
            <text:p><text:s/>0.00 <text:s text:c="2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7" office:value-type="float" office:value="2019" calcext:value-type="float">
            <text:p>2019</text:p>
          </table:table-cell>
          <table:table-cell table:style-name="ce16" office:value-type="float" office:value="232472.383117" calcext:value-type="float">
            <text:p><text:s/>232,472 <text:s text:c="2"/></text:p>
          </table:table-cell>
          <table:table-cell table:style-name="ce16" office:value-type="float" office:value="3195.720379" calcext:value-type="float">
            <text:p><text:s/>3,196 <text:s text:c="2"/></text:p>
          </table:table-cell>
          <table:table-cell table:style-name="ce16" office:value-type="float" office:value="86747.09236" calcext:value-type="float">
            <text:p><text:s/>86,747 <text:s text:c="2"/></text:p>
          </table:table-cell>
          <table:table-cell table:style-name="ce16" office:value-type="float" office:value="4425.64948" calcext:value-type="float">
            <text:p><text:s/>4,426 <text:s text:c="2"/></text:p>
          </table:table-cell>
          <table:table-cell table:style-name="ce16" office:value-type="float" office:value="88759.520269" calcext:value-type="float">
            <text:p><text:s/>88,760 <text:s text:c="2"/></text:p>
          </table:table-cell>
          <table:table-cell table:style-name="ce16" office:value-type="float" office:value="4149.536875" calcext:value-type="float">
            <text:p><text:s/>4,150 <text:s text:c="2"/></text:p>
          </table:table-cell>
          <table:table-cell table:style-name="ce16" office:value-type="float" office:value="31147.43776" calcext:value-type="float">
            <text:p><text:s/>31,147 <text:s text:c="2"/></text:p>
          </table:table-cell>
          <table:table-cell table:style-name="ce16" office:value-type="float" office:value="14047.425994" calcext:value-type="float">
            <text:p><text:s/>14,047 <text:s text:c="2"/></text:p>
          </table:table-cell>
          <table:table-cell table:style-name="ce16" office:value-type="float" office:value="5518.311163" calcext:value-type="float">
            <text:p><text:s/>5,518 <text:s text:c="2"/></text:p>
          </table:table-cell>
          <table:table-cell table:style-name="ce16" office:value-type="float" office:value="1817.891934" calcext:value-type="float">
            <text:p><text:s/>1,818 <text:s text:c="2"/></text:p>
          </table:table-cell>
          <table:table-cell table:style-name="ce16" office:value-type="float" office:value="3962.611857" calcext:value-type="float">
            <text:p><text:s/>3,963 <text:s text:c="2"/></text:p>
          </table:table-cell>
          <table:table-cell table:style-name="ce16" office:value-type="float" office:value="2747.854331" calcext:value-type="float">
            <text:p><text:s/>2,748 <text:s text:c="2"/></text:p>
          </table:table-cell>
          <table:table-cell table:style-name="ce37" office:value-type="float" office:value="0.756709" calcext:value-type="float">
            <text:p><text:s/>0.76 <text:s text:c="2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5">
          <table:table-cell table:style-name="ce8" office:value-type="float" office:value="2020" calcext:value-type="float">
            <text:p>2020</text:p>
          </table:table-cell>
          <table:table-cell table:style-name="ce17" office:value-type="float" office:value="238928.232124" calcext:value-type="float">
            <text:p><text:s/>238,928 <text:s text:c="2"/></text:p>
          </table:table-cell>
          <table:table-cell table:style-name="ce17" office:value-type="float" office:value="3146.850061" calcext:value-type="float">
            <text:p><text:s/>3,147 <text:s text:c="2"/></text:p>
          </table:table-cell>
          <table:table-cell table:style-name="ce17" office:value-type="float" office:value="87053.097195" calcext:value-type="float">
            <text:p><text:s/>87,053 <text:s text:c="2"/></text:p>
          </table:table-cell>
          <table:table-cell table:style-name="ce17" office:value-type="float" office:value="3064.045067" calcext:value-type="float">
            <text:p><text:s/>3,064 <text:s text:c="2"/></text:p>
          </table:table-cell>
          <table:table-cell table:style-name="ce17" office:value-type="float" office:value="97439.740676" calcext:value-type="float">
            <text:p><text:s/>97,440 <text:s text:c="2"/></text:p>
          </table:table-cell>
          <table:table-cell table:style-name="ce17" office:value-type="float" office:value="4102.337594" calcext:value-type="float">
            <text:p><text:s/>4,102 <text:s text:c="2"/></text:p>
          </table:table-cell>
          <table:table-cell table:style-name="ce17" office:value-type="float" office:value="30341.91448" calcext:value-type="float">
            <text:p><text:s/>30,342 <text:s text:c="2"/></text:p>
          </table:table-cell>
          <table:table-cell table:style-name="ce17" office:value-type="float" office:value="13780.247051" calcext:value-type="float">
            <text:p><text:s/>13,780 <text:s text:c="2"/></text:p>
          </table:table-cell>
          <table:table-cell table:style-name="ce17" office:value-type="float" office:value="2997.065836" calcext:value-type="float">
            <text:p><text:s/>2,997 <text:s text:c="2"/></text:p>
          </table:table-cell>
          <table:table-cell table:style-name="ce17" office:value-type="float" office:value="2061.547435" calcext:value-type="float">
            <text:p><text:s/>2,062 <text:s text:c="2"/></text:p>
          </table:table-cell>
          <table:table-cell table:style-name="ce17" office:value-type="float" office:value="6004.942413" calcext:value-type="float">
            <text:p><text:s/>6,005 <text:s text:c="2"/></text:p>
          </table:table-cell>
          <table:table-cell table:style-name="ce17" office:value-type="float" office:value="2715.015558" calcext:value-type="float">
            <text:p><text:s/>2,715 <text:s text:c="2"/></text:p>
          </table:table-cell>
          <table:table-cell table:style-name="ce38" office:value-type="float" office:value="1.675809" calcext:value-type="float">
            <text:p><text:s/>1.68 <text:s text:c="2"/></text:p>
          </table:table-cell>
          <table:table-cell table:style-name="ce40"/>
          <table:table-cell table:style-name="ce41"/>
          <table:table-cell table:style-name="ce42"/>
          <table:table-cell table:number-columns-repeated="1007"/>
        </table:table-row>
        <table:table-row table:style-name="ro6">
          <table:table-cell table:style-name="ce9" office:value-type="string" calcext:value-type="string">
            <text:p>資料來源：台電公司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註：<text:span text:style-name="T5">1.</text:span><text:span text:style-name="T6">汽電共生之垃圾、沼氣自</text:span><text:span text:style-name="T3">103</text:span><text:span text:style-name="T6">年起改歸類為再生能源，並追溯調整至</text:span><text:span text:style-name="T3">95</text:span><text:span text:style-name="T6">年。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        2.<text:span text:style-name="T7">自</text:span><text:span text:style-name="T3">104</text:span><text:span text:style-name="T6">年起垃圾、沼氣含生質能。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Page1.$A$1" table:cell-range-address="$Page1.$A$1:.$N$31" table:range-usable-as="print-range"/>
        </table:named-expressions>
      </table:table>
      <table:table table:name="Page2" table:style-name="ta2" table:print-ranges="Page2.A1:Page2.N31">
        <table:table-column table:style-name="co1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10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6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 table:number-columns-spanned="14" table:number-rows-spanned="1">
            <text:p>5.<text:span text:style-name="T1">歷年台電系統淨發購電量明細表</text:span><text:span text:style-name="T8">( </text:span><text:span text:style-name="T9">續</text:span><text:span text:style-name="T8"> )</text:span></text:p>
          </table:table-cell>
          <table:covered-table-cell table:number-columns-repeated="13" table:style-name="ce12"/>
          <table:table-cell table:style-name="ce39"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Net Electricity Produced &amp; Purchased of Taiwan Power Company ( Cont. )</text:p>
          </table:table-cell>
          <table:covered-table-cell table:number-columns-repeated="13" table:style-name="ce43"/>
          <table:table-cell table:style-name="ce39" table:number-columns-repeated="1010"/>
        </table:table-row>
        <table:table-row table:style-name="ro2">
          <table:table-cell table:number-columns-repeated="10"/>
          <table:table-cell table:style-name="ce25" office:value-type="string" calcext:value-type="string" table:number-columns-spanned="4" table:number-rows-spanned="1">
            <text:p>單位：百分比</text:p>
          </table:table-cell>
          <table:covered-table-cell table:number-columns-repeated="2" table:style-name="ce28"/>
          <table:covered-table-cell table:style-name="ce32"/>
          <table:table-cell table:number-columns-repeated="1010"/>
        </table:table-row>
        <table:table-row table:style-name="ro2">
          <table:table-cell table:style-name="ce3" table:number-columns-repeated="8"/>
          <table:table-cell table:number-columns-repeated="2"/>
          <table:table-cell table:style-name="ce26" office:value-type="string" calcext:value-type="string" table:number-columns-spanned="4" table:number-rows-spanned="1">
            <text:p>Unit<text:span text:style-name="T2">：</text:span><text:span text:style-name="T3">%</text:span></text:p>
          </table:table-cell>
          <table:covered-table-cell table:number-columns-repeated="2" table:style-name="ce26"/>
          <table:covered-table-cell table:style-name="ce33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1" table:number-rows-spanned="3">
            <text:p><text:span text:style-name="T2">年</text:span><text:span text:style-name="T3"> </text:span><text:span text:style-name="T4">別</text:span></text:p>
            <text:p><text:span text:style-name="T5">Year</text:span></text:p>
          </table:table-cell>
          <table:table-cell table:style-name="ce13" office:value-type="string" calcext:value-type="string" table:number-columns-spanned="1" table:number-rows-spanned="3">
            <text:p><text:span text:style-name="T2">合</text:span><text:span text:style-name="T3">    </text:span><text:span text:style-name="T4">計</text:span></text:p>
            <text:p><text:span text:style-name="T5">Total</text:span></text:p>
          </table:table-cell>
          <table:table-cell table:style-name="ce13" office:value-type="string" calcext:value-type="string" table:number-columns-spanned="1" table:number-rows-spanned="3">
            <text:p><text:span text:style-name="T2">抽蓄水力</text:span></text:p>
            <text:p><text:span text:style-name="T5">Pumped Hydro</text:span></text:p>
          </table:table-cell>
          <table:table-cell table:style-name="ce13" office:value-type="string" calcext:value-type="string" table:number-columns-spanned="1" table:number-rows-spanned="3">
            <text:p><text:span text:style-name="T2">燃煤</text:span></text:p>
            <text:p><text:span text:style-name="T5">Coa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油</text:span></text:p>
            <text:p><text:span text:style-name="T5">Oi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氣</text:span></text:p>
            <text:p><text:span text:style-name="T5">LNG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汽電共生廠</text:span></text:p>
            <text:p><text:span text:style-name="T5">Cogeneration</text:span></text:p>
            <text:p><text:span text:style-name="T5">Plant</text:span></text:p>
          </table:table-cell>
          <table:table-cell table:style-name="ce13" office:value-type="string" calcext:value-type="string" table:number-columns-spanned="1" table:number-rows-spanned="3">
            <text:p><text:span text:style-name="T2">核能</text:span></text:p>
            <text:p><text:span text:style-name="T5">Nuclear</text:span></text:p>
          </table:table-cell>
          <table:table-cell table:style-name="ce20" office:value-type="string" calcext:value-type="string" table:number-columns-spanned="6" table:number-rows-spanned="1">
            <text:p><text:span text:style-name="T7">再生能源</text:span></text:p>
            <text:p><text:span text:style-name="T5">Renewable Energy</text:span></text:p>
          </table:table-cell>
          <table:covered-table-cell table:number-columns-repeated="2" table:style-name="ce22"/>
          <table:covered-table-cell table:number-columns-repeated="3" table:style-name="ce29"/>
          <table:table-cell table:number-columns-repeated="1010"/>
        </table:table-row>
        <table:table-row table:style-name="ro2">
          <table:covered-table-cell table:style-name="ce5"/>
          <table:covered-table-cell table:number-columns-repeated="2" table:style-name="ce14"/>
          <table:covered-table-cell table:number-columns-repeated="3" table:style-name="ce18"/>
          <table:covered-table-cell table:number-columns-repeated="2" table:style-name="ce14"/>
          <table:table-cell table:style-name="ce21" office:value-type="string" calcext:value-type="string">
            <text:p>小計</text:p>
          </table:table-cell>
          <table:table-cell table:style-name="ce23" office:value-type="string" calcext:value-type="string" table:number-columns-spanned="1" table:number-rows-spanned="2">
            <text:p><text:span text:style-name="T2">慣常水力</text:span></text:p>
            <text:p><text:span text:style-name="T5">Conventional Hydro</text:span></text:p>
          </table:table-cell>
          <table:table-cell table:style-name="ce23" office:value-type="string" calcext:value-type="string" table:number-columns-spanned="1" table:number-rows-spanned="2">
            <text:p><text:span text:style-name="T2">風力</text:span></text:p>
            <text:p><text:span text:style-name="T5">Wind</text:span></text:p>
          </table:table-cell>
          <table:table-cell table:style-name="ce30" office:value-type="string" calcext:value-type="string" table:number-columns-spanned="1" table:number-rows-spanned="2">
            <text:p><text:span text:style-name="T2">太陽光電</text:span></text:p>
            <text:p><text:span text:style-name="T5">Solar</text:span></text:p>
            <text:p><text:span text:style-name="T5">Photovoltaic</text:span></text:p>
          </table:table-cell>
          <table:table-cell table:style-name="ce30" office:value-type="string" calcext:value-type="string" table:number-columns-spanned="1" table:number-rows-spanned="2">
            <text:p><text:span text:style-name="T2">垃圾、沼氣</text:span></text:p>
            <text:p><text:span text:style-name="T5">Waste and Biogas</text:span></text:p>
          </table:table-cell>
          <table:table-cell table:style-name="ce34" office:value-type="string" calcext:value-type="string" table:number-columns-spanned="1" table:number-rows-spanned="2">
            <text:p><text:span text:style-name="T7">地熱</text:span></text:p>
            <text:p><text:span text:style-name="T5">Geothermal</text:span></text:p>
          </table:table-cell>
          <table:table-cell table:number-columns-repeated="1010"/>
        </table:table-row>
        <table:table-row table:style-name="ro4">
          <table:covered-table-cell table:style-name="ce6"/>
          <table:covered-table-cell table:number-columns-repeated="2" table:style-name="ce15"/>
          <table:covered-table-cell table:number-columns-repeated="3" table:style-name="ce19"/>
          <table:covered-table-cell table:number-columns-repeated="2" table:style-name="ce15"/>
          <table:table-cell table:style-name="ce15" office:value-type="string" calcext:value-type="string">
            <text:p>Subtotal</text:p>
          </table:table-cell>
          <table:covered-table-cell table:style-name="ce24"/>
          <table:covered-table-cell table:style-name="ce27"/>
          <table:covered-table-cell table:number-columns-repeated="2" table:style-name="ce31"/>
          <table:covered-table-cell table:style-name="ce35"/>
          <table:table-cell table:number-columns-repeated="1010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2.74907812035637" calcext:value-type="float">
            <text:p><text:s/>2.75 <text:s text:c="2"/></text:p>
          </table:table-cell>
          <table:table-cell table:style-name="ce44" office:value-type="float" office:value="39.4923128932195" calcext:value-type="float">
            <text:p><text:s/>39.49 <text:s text:c="2"/></text:p>
          </table:table-cell>
          <table:table-cell table:style-name="ce44" office:value-type="float" office:value="15.4756028368972" calcext:value-type="float">
            <text:p><text:s/>15.48 <text:s text:c="2"/></text:p>
          </table:table-cell>
          <table:table-cell table:style-name="ce44" office:value-type="float" office:value="10.5395401258381" calcext:value-type="float">
            <text:p><text:s/>10.54 <text:s text:c="2"/></text:p>
          </table:table-cell>
          <table:table-cell table:style-name="ce44" office:value-type="float" office:value="5.20405695025414" calcext:value-type="float">
            <text:p><text:s/>5.20 <text:s text:c="2"/></text:p>
          </table:table-cell>
          <table:table-cell table:style-name="ce44" office:value-type="float" office:value="23.6381866606153" calcext:value-type="float">
            <text:p><text:s/>23.64 <text:s text:c="2"/></text:p>
          </table:table-cell>
          <table:table-cell table:number-columns-repeated="2" table:style-name="ce44" office:value-type="float" office:value="2.90122241281944" calcext:value-type="float">
            <text:p><text:s/>2.90 <text:s text:c="2"/></text:p>
          </table:table-cell>
          <table:table-cell table:style-name="ce44" office:value-type="float" office:value="0" calcext:value-type="float">
            <text:p><text:s/>- <text:s text:c="4"/></text:p>
          </table:table-cell>
          <table:table-cell table:number-columns-repeated="3"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1" calcext:value-type="float">
            <text:p>2001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2.57491590599454" calcext:value-type="float">
            <text:p><text:s/>2.57 <text:s text:c="2"/></text:p>
          </table:table-cell>
          <table:table-cell table:style-name="ce44" office:value-type="float" office:value="42.5794327803352" calcext:value-type="float">
            <text:p><text:s/>42.58 <text:s text:c="2"/></text:p>
          </table:table-cell>
          <table:table-cell table:style-name="ce44" office:value-type="float" office:value="12.5281775524922" calcext:value-type="float">
            <text:p><text:s/>12.53 <text:s text:c="2"/></text:p>
          </table:table-cell>
          <table:table-cell table:style-name="ce44" office:value-type="float" office:value="12.415350082924" calcext:value-type="float">
            <text:p><text:s/>12.42 <text:s text:c="2"/></text:p>
          </table:table-cell>
          <table:table-cell table:style-name="ce44" office:value-type="float" office:value="5.12227586574323" calcext:value-type="float">
            <text:p><text:s/>5.12 <text:s text:c="2"/></text:p>
          </table:table-cell>
          <table:table-cell table:style-name="ce44" office:value-type="float" office:value="21.5704978125264" calcext:value-type="float">
            <text:p><text:s/>21.57 <text:s text:c="2"/></text:p>
          </table:table-cell>
          <table:table-cell table:style-name="ce44" office:value-type="float" office:value="3.20934999998434" calcext:value-type="float">
            <text:p><text:s/>3.21 <text:s text:c="2"/></text:p>
          </table:table-cell>
          <table:table-cell table:style-name="ce44" office:value-type="float" office:value="3.20649998387018" calcext:value-type="float">
            <text:p><text:s/>3.21 <text:s text:c="2"/></text:p>
          </table:table-cell>
          <table:table-cell table:style-name="ce44" office:value-type="float" office:value="0.00285001611416543" calcext:value-type="float">
            <text:p><text:s/>0.00 <text:s text:c="2"/></text:p>
          </table:table-cell>
          <table:table-cell table:number-columns-repeated="3"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2" calcext:value-type="float">
            <text:p>2002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2.17216712665466" calcext:value-type="float">
            <text:p><text:s/>2.17 <text:s text:c="2"/></text:p>
          </table:table-cell>
          <table:table-cell table:style-name="ce44" office:value-type="float" office:value="44.0771106580332" calcext:value-type="float">
            <text:p><text:s/>44.08 <text:s text:c="2"/></text:p>
          </table:table-cell>
          <table:table-cell table:style-name="ce44" office:value-type="float" office:value="8.98960862369486" calcext:value-type="float">
            <text:p><text:s/>8.99 <text:s text:c="2"/></text:p>
          </table:table-cell>
          <table:table-cell table:style-name="ce44" office:value-type="float" office:value="15.1153912557225" calcext:value-type="float">
            <text:p><text:s/>15.12 <text:s text:c="2"/></text:p>
          </table:table-cell>
          <table:table-cell table:style-name="ce44" office:value-type="float" office:value="5.07000903432142" calcext:value-type="float">
            <text:p><text:s/>5.07 <text:s text:c="2"/></text:p>
          </table:table-cell>
          <table:table-cell table:style-name="ce44" office:value-type="float" office:value="22.9107873942829" calcext:value-type="float">
            <text:p><text:s/>22.91 <text:s text:c="2"/></text:p>
          </table:table-cell>
          <table:table-cell table:style-name="ce44" office:value-type="float" office:value="1.66492590729042" calcext:value-type="float">
            <text:p><text:s/>1.66 <text:s text:c="2"/></text:p>
          </table:table-cell>
          <table:table-cell table:style-name="ce44" office:value-type="float" office:value="1.66018160806257" calcext:value-type="float">
            <text:p><text:s/>1.66 <text:s text:c="2"/></text:p>
          </table:table-cell>
          <table:table-cell table:style-name="ce44" office:value-type="float" office:value="0.00474429922784775" calcext:value-type="float">
            <text:p><text:s/>0.00 <text:s text:c="2"/></text:p>
          </table:table-cell>
          <table:table-cell table:number-columns-repeated="3"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3" calcext:value-type="float">
            <text:p>2003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2.21598546819579" calcext:value-type="float">
            <text:p><text:s/>2.22 <text:s text:c="2"/></text:p>
          </table:table-cell>
          <table:table-cell table:style-name="ce44" office:value-type="float" office:value="45.46539299886" calcext:value-type="float">
            <text:p><text:s/>45.47 <text:s text:c="2"/></text:p>
          </table:table-cell>
          <table:table-cell table:style-name="ce44" office:value-type="float" office:value="7.55211664308454" calcext:value-type="float">
            <text:p><text:s/>7.55 <text:s text:c="2"/></text:p>
          </table:table-cell>
          <table:table-cell table:style-name="ce44" office:value-type="float" office:value="15.607057088776" calcext:value-type="float">
            <text:p><text:s/>15.61 <text:s text:c="2"/></text:p>
          </table:table-cell>
          <table:table-cell table:style-name="ce44" office:value-type="float" office:value="5.91990322143925" calcext:value-type="float">
            <text:p><text:s/>5.92 <text:s text:c="2"/></text:p>
          </table:table-cell>
          <table:table-cell table:style-name="ce44" office:value-type="float" office:value="21.5010769817325" calcext:value-type="float">
            <text:p><text:s/>21.50 <text:s text:c="2"/></text:p>
          </table:table-cell>
          <table:table-cell table:style-name="ce44" office:value-type="float" office:value="1.73846759791184" calcext:value-type="float">
            <text:p><text:s/>1.74 <text:s text:c="2"/></text:p>
          </table:table-cell>
          <table:table-cell table:style-name="ce44" office:value-type="float" office:value="1.73283183986117" calcext:value-type="float">
            <text:p><text:s/>1.73 <text:s text:c="2"/></text:p>
          </table:table-cell>
          <table:table-cell table:style-name="ce44" office:value-type="float" office:value="0.00563575805067151" calcext:value-type="float">
            <text:p><text:s/>0.01 <text:s text:c="2"/></text:p>
          </table:table-cell>
          <table:table-cell table:number-columns-repeated="3"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84153585488491" calcext:value-type="float">
            <text:p><text:s/>1.84 <text:s text:c="2"/></text:p>
          </table:table-cell>
          <table:table-cell table:style-name="ce44" office:value-type="float" office:value="43.1511778221284" calcext:value-type="float">
            <text:p><text:s/>43.15 <text:s text:c="2"/></text:p>
          </table:table-cell>
          <table:table-cell table:style-name="ce44" office:value-type="float" office:value="5.99660164291548" calcext:value-type="float">
            <text:p><text:s/>6.00 <text:s text:c="2"/></text:p>
          </table:table-cell>
          <table:table-cell table:style-name="ce44" office:value-type="float" office:value="19.1426991807994" calcext:value-type="float">
            <text:p><text:s/>19.14 <text:s text:c="2"/></text:p>
          </table:table-cell>
          <table:table-cell table:style-name="ce44" office:value-type="float" office:value="7.17061120678184" calcext:value-type="float">
            <text:p><text:s/>7.17 <text:s text:c="2"/></text:p>
          </table:table-cell>
          <table:table-cell table:style-name="ce44" office:value-type="float" office:value="20.9322332484626" calcext:value-type="float">
            <text:p><text:s/>20.93 <text:s text:c="2"/></text:p>
          </table:table-cell>
          <table:table-cell table:style-name="ce44" office:value-type="float" office:value="1.76514104402731" calcext:value-type="float">
            <text:p><text:s/>1.77 <text:s text:c="2"/></text:p>
          </table:table-cell>
          <table:table-cell table:style-name="ce44" office:value-type="float" office:value="1.75808089398868" calcext:value-type="float">
            <text:p><text:s/>1.76 <text:s text:c="2"/></text:p>
          </table:table-cell>
          <table:table-cell table:style-name="ce44" office:value-type="float" office:value="0.00706015003863324" calcext:value-type="float">
            <text:p><text:s/>0.01 <text:s text:c="2"/></text:p>
          </table:table-cell>
          <table:table-cell table:number-columns-repeated="3"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5" calcext:value-type="float">
            <text:p>2005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2.01950553651952" calcext:value-type="float">
            <text:p><text:s/>2.02 <text:s text:c="2"/></text:p>
          </table:table-cell>
          <table:table-cell table:style-name="ce44" office:value-type="float" office:value="43.5986555686217" calcext:value-type="float">
            <text:p><text:s/>43.60 <text:s text:c="2"/></text:p>
          </table:table-cell>
          <table:table-cell table:style-name="ce44" office:value-type="float" office:value="5.49889692468738" calcext:value-type="float">
            <text:p><text:s/>5.50 <text:s text:c="2"/></text:p>
          </table:table-cell>
          <table:table-cell table:style-name="ce44" office:value-type="float" office:value="19.7308242080278" calcext:value-type="float">
            <text:p><text:s/>19.73 <text:s text:c="2"/></text:p>
          </table:table-cell>
          <table:table-cell table:style-name="ce44" office:value-type="float" office:value="6.72430837813736" calcext:value-type="float">
            <text:p><text:s/>6.72 <text:s text:c="2"/></text:p>
          </table:table-cell>
          <table:table-cell table:style-name="ce44" office:value-type="float" office:value="20.2484911016278" calcext:value-type="float">
            <text:p><text:s/>20.25 <text:s text:c="2"/></text:p>
          </table:table-cell>
          <table:table-cell table:style-name="ce44" office:value-type="float" office:value="2.17931828237841" calcext:value-type="float">
            <text:p><text:s/>2.18 <text:s text:c="2"/></text:p>
          </table:table-cell>
          <table:table-cell table:style-name="ce44" office:value-type="float" office:value="2.13761537394326" calcext:value-type="float">
            <text:p><text:s/>2.14 <text:s text:c="2"/></text:p>
          </table:table-cell>
          <table:table-cell table:style-name="ce44" office:value-type="float" office:value="0.0417029084351458" calcext:value-type="float">
            <text:p><text:s/>0.04 <text:s text:c="2"/></text:p>
          </table:table-cell>
          <table:table-cell table:number-columns-repeated="3"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6" calcext:value-type="float">
            <text:p>2006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98521274913587" calcext:value-type="float">
            <text:p><text:s/>1.99 <text:s text:c="2"/></text:p>
          </table:table-cell>
          <table:table-cell table:style-name="ce44" office:value-type="float" office:value="43.631990226487" calcext:value-type="float">
            <text:p><text:s/>43.63 <text:s text:c="2"/></text:p>
          </table:table-cell>
          <table:table-cell table:style-name="ce44" office:value-type="float" office:value="6.9914051097059" calcext:value-type="float">
            <text:p><text:s/>6.99 <text:s text:c="2"/></text:p>
          </table:table-cell>
          <table:table-cell table:style-name="ce44" office:value-type="float" office:value="19.6695481045044" calcext:value-type="float">
            <text:p><text:s/>19.67 <text:s text:c="2"/></text:p>
          </table:table-cell>
          <table:table-cell table:style-name="ce44" office:value-type="float" office:value="4.89049120101365" calcext:value-type="float">
            <text:p><text:s/>4.89 <text:s text:c="2"/></text:p>
          </table:table-cell>
          <table:table-cell table:style-name="ce44" office:value-type="float" office:value="19.4928744574502" calcext:value-type="float">
            <text:p><text:s/>19.49 <text:s text:c="2"/></text:p>
          </table:table-cell>
          <table:table-cell table:style-name="ce44" office:value-type="float" office:value="3.33847815170301" calcext:value-type="float">
            <text:p><text:s/>3.34 <text:s text:c="2"/></text:p>
          </table:table-cell>
          <table:table-cell table:style-name="ce44" office:value-type="float" office:value="2.06945145244197" calcext:value-type="float">
            <text:p><text:s/>2.07 <text:s text:c="2"/></text:p>
          </table:table-cell>
          <table:table-cell table:style-name="ce44" office:value-type="float" office:value="0.135682043823415" calcext:value-type="float">
            <text:p><text:s/>0.14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 table:style-name="ce37" office:value-type="float" office:value="1.13334465543762" calcext:value-type="float">
            <text:p><text:s/>1.13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7" calcext:value-type="float">
            <text:p>2007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94418900578349" calcext:value-type="float">
            <text:p><text:s/>1.94 <text:s text:c="2"/></text:p>
          </table:table-cell>
          <table:table-cell table:style-name="ce44" office:value-type="float" office:value="43.3498824047191" calcext:value-type="float">
            <text:p><text:s/>43.35 <text:s text:c="2"/></text:p>
          </table:table-cell>
          <table:table-cell table:style-name="ce44" office:value-type="float" office:value="5.76369388993492" calcext:value-type="float">
            <text:p><text:s/>5.76 <text:s text:c="2"/></text:p>
          </table:table-cell>
          <table:table-cell table:style-name="ce44" office:value-type="float" office:value="21.391337508815" calcext:value-type="float">
            <text:p><text:s/>21.39 <text:s text:c="2"/></text:p>
          </table:table-cell>
          <table:table-cell table:style-name="ce44" office:value-type="float" office:value="4.71038970121097" calcext:value-type="float">
            <text:p><text:s/>4.71 <text:s text:c="2"/></text:p>
          </table:table-cell>
          <table:table-cell table:style-name="ce44" office:value-type="float" office:value="19.3012764006427" calcext:value-type="float">
            <text:p><text:s/>19.30 <text:s text:c="2"/></text:p>
          </table:table-cell>
          <table:table-cell table:style-name="ce44" office:value-type="float" office:value="3.53923108889378" calcext:value-type="float">
            <text:p><text:s/>3.54 <text:s text:c="2"/></text:p>
          </table:table-cell>
          <table:table-cell table:style-name="ce44" office:value-type="float" office:value="2.17877318604368" calcext:value-type="float">
            <text:p><text:s/>2.18 <text:s text:c="2"/></text:p>
          </table:table-cell>
          <table:table-cell table:style-name="ce44" office:value-type="float" office:value="0.213191504908159" calcext:value-type="float">
            <text:p><text:s/>0.21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 table:style-name="ce37" office:value-type="float" office:value="1.14726639794194" calcext:value-type="float">
            <text:p><text:s/>1.15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7273582537597" calcext:value-type="float">
            <text:p><text:s/>1.73 <text:s text:c="2"/></text:p>
          </table:table-cell>
          <table:table-cell table:style-name="ce44" office:value-type="float" office:value="42.6163314403178" calcext:value-type="float">
            <text:p><text:s/>42.62 <text:s text:c="2"/></text:p>
          </table:table-cell>
          <table:table-cell table:style-name="ce44" office:value-type="float" office:value="5.43908286820451" calcext:value-type="float">
            <text:p><text:s/>5.44 <text:s text:c="2"/></text:p>
          </table:table-cell>
          <table:table-cell table:style-name="ce44" office:value-type="float" office:value="23.2783103489673" calcext:value-type="float">
            <text:p><text:s/>23.28 <text:s text:c="2"/></text:p>
          </table:table-cell>
          <table:table-cell table:style-name="ce44" office:value-type="float" office:value="3.75421388072143" calcext:value-type="float">
            <text:p><text:s/>3.75 <text:s text:c="2"/></text:p>
          </table:table-cell>
          <table:table-cell table:style-name="ce44" office:value-type="float" office:value="19.6066117205034" calcext:value-type="float">
            <text:p><text:s/>19.61 <text:s text:c="2"/></text:p>
          </table:table-cell>
          <table:table-cell table:style-name="ce44" office:value-type="float" office:value="3.57809148752592" calcext:value-type="float">
            <text:p><text:s/>3.58 <text:s text:c="2"/></text:p>
          </table:table-cell>
          <table:table-cell table:style-name="ce44" office:value-type="float" office:value="2.13892700182749" calcext:value-type="float">
            <text:p><text:s/>2.14 <text:s text:c="2"/></text:p>
          </table:table-cell>
          <table:table-cell table:style-name="ce44" office:value-type="float" office:value="0.300829390306153" calcext:value-type="float">
            <text:p><text:s/>0.30 <text:s text:c="2"/></text:p>
          </table:table-cell>
          <table:table-cell table:style-name="ce37" office:value-type="float" office:value="0.000188487451236577" calcext:value-type="float">
            <text:p><text:s/>0.00 <text:s text:c="2"/></text:p>
          </table:table-cell>
          <table:table-cell table:style-name="ce37" office:value-type="float" office:value="1.13814660794105" calcext:value-type="float">
            <text:p><text:s/>1.14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09" calcext:value-type="float">
            <text:p>2009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69918768294278" calcext:value-type="float">
            <text:p><text:s/>1.70 <text:s text:c="2"/></text:p>
          </table:table-cell>
          <table:table-cell table:style-name="ce44" office:value-type="float" office:value="42.9439344734292" calcext:value-type="float">
            <text:p><text:s/>42.94 <text:s text:c="2"/></text:p>
          </table:table-cell>
          <table:table-cell table:style-name="ce44" office:value-type="float" office:value="2.98948476989729" calcext:value-type="float">
            <text:p><text:s/>2.99 <text:s text:c="2"/></text:p>
          </table:table-cell>
          <table:table-cell table:style-name="ce44" office:value-type="float" office:value="23.5023747439805" calcext:value-type="float">
            <text:p><text:s/>23.50 <text:s text:c="2"/></text:p>
          </table:table-cell>
          <table:table-cell table:style-name="ce44" office:value-type="float" office:value="4.68112819703231" calcext:value-type="float">
            <text:p><text:s/>4.68 <text:s text:c="2"/></text:p>
          </table:table-cell>
          <table:table-cell table:style-name="ce44" office:value-type="float" office:value="20.6508007297822" calcext:value-type="float">
            <text:p><text:s/>20.65 <text:s text:c="2"/></text:p>
          </table:table-cell>
          <table:table-cell table:style-name="ce44" office:value-type="float" office:value="3.53308940293579" calcext:value-type="float">
            <text:p><text:s/>3.53 <text:s text:c="2"/></text:p>
          </table:table-cell>
          <table:table-cell table:style-name="ce44" office:value-type="float" office:value="1.92625381380779" calcext:value-type="float">
            <text:p><text:s/>1.93 <text:s text:c="2"/></text:p>
          </table:table-cell>
          <table:table-cell table:style-name="ce44" office:value-type="float" office:value="0.43809621463341" calcext:value-type="float">
            <text:p><text:s/>0.44 <text:s text:c="2"/></text:p>
          </table:table-cell>
          <table:table-cell table:style-name="ce37" office:value-type="float" office:value="0.000608280376764376" calcext:value-type="float">
            <text:p><text:s/>0.00 <text:s text:c="2"/></text:p>
          </table:table-cell>
          <table:table-cell table:style-name="ce37" office:value-type="float" office:value="1.16813109411783" calcext:value-type="float">
            <text:p><text:s/>1.17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0" calcext:value-type="float">
            <text:p>2010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46932263438556" calcext:value-type="float">
            <text:p><text:s/>1.47 <text:s text:c="2"/></text:p>
          </table:table-cell>
          <table:table-cell table:style-name="ce44" office:value-type="float" office:value="40.4158600811016" calcext:value-type="float">
            <text:p><text:s/>40.42 <text:s text:c="2"/></text:p>
          </table:table-cell>
          <table:table-cell table:style-name="ce44" office:value-type="float" office:value="3.75837404554327" calcext:value-type="float">
            <text:p><text:s/>3.76 <text:s text:c="2"/></text:p>
          </table:table-cell>
          <table:table-cell table:style-name="ce44" office:value-type="float" office:value="27.9670366779592" calcext:value-type="float">
            <text:p><text:s/>27.97 <text:s text:c="2"/></text:p>
          </table:table-cell>
          <table:table-cell table:style-name="ce44" office:value-type="float" office:value="3.44550768013955" calcext:value-type="float">
            <text:p><text:s/>3.45 <text:s text:c="2"/></text:p>
          </table:table-cell>
          <table:table-cell table:style-name="ce44" office:value-type="float" office:value="19.3015757697862" calcext:value-type="float">
            <text:p><text:s/>19.30 <text:s text:c="2"/></text:p>
          </table:table-cell>
          <table:table-cell table:style-name="ce44" office:value-type="float" office:value="3.64232311108467" calcext:value-type="float">
            <text:p><text:s/>3.64 <text:s text:c="2"/></text:p>
          </table:table-cell>
          <table:table-cell table:style-name="ce44" office:value-type="float" office:value="2.01018777736649" calcext:value-type="float">
            <text:p><text:s/>2.01 <text:s text:c="2"/></text:p>
          </table:table-cell>
          <table:table-cell table:style-name="ce44" office:value-type="float" office:value="0.492735199280198" calcext:value-type="float">
            <text:p><text:s/>0.49 <text:s text:c="2"/></text:p>
          </table:table-cell>
          <table:table-cell table:style-name="ce37" office:value-type="float" office:value="0.00301430820118779" calcext:value-type="float">
            <text:p><text:s/>0.00 <text:s text:c="2"/></text:p>
          </table:table-cell>
          <table:table-cell table:style-name="ce37" office:value-type="float" office:value="1.13638582623679" calcext:value-type="float">
            <text:p><text:s/>1.14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1" calcext:value-type="float">
            <text:p>2011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35605691786778" calcext:value-type="float">
            <text:p><text:s/>1.36 <text:s text:c="2"/></text:p>
          </table:table-cell>
          <table:table-cell table:style-name="ce44" office:value-type="float" office:value="40.3066995848613" calcext:value-type="float">
            <text:p><text:s/>40.31 <text:s text:c="2"/></text:p>
          </table:table-cell>
          <table:table-cell table:style-name="ce44" office:value-type="float" office:value="3.24264280449477" calcext:value-type="float">
            <text:p><text:s/>3.24 <text:s text:c="2"/></text:p>
          </table:table-cell>
          <table:table-cell table:style-name="ce44" office:value-type="float" office:value="29.1263923822083" calcext:value-type="float">
            <text:p><text:s/>29.13 <text:s text:c="2"/></text:p>
          </table:table-cell>
          <table:table-cell table:style-name="ce44" office:value-type="float" office:value="3.22106855660391" calcext:value-type="float">
            <text:p><text:s/>3.22 <text:s text:c="2"/></text:p>
          </table:table-cell>
          <table:table-cell table:style-name="ce44" office:value-type="float" office:value="19.0207560683545" calcext:value-type="float">
            <text:p><text:s/>19.02 <text:s text:c="2"/></text:p>
          </table:table-cell>
          <table:table-cell table:style-name="ce44" office:value-type="float" office:value="3.72638368560937" calcext:value-type="float">
            <text:p><text:s/>3.73 <text:s text:c="2"/></text:p>
          </table:table-cell>
          <table:table-cell table:style-name="ce44" office:value-type="float" office:value="1.8660213572037" calcext:value-type="float">
            <text:p><text:s/>1.87 <text:s text:c="2"/></text:p>
          </table:table-cell>
          <table:table-cell table:style-name="ce44" office:value-type="float" office:value="0.71941009408193" calcext:value-type="float">
            <text:p><text:s/>0.72 <text:s text:c="2"/></text:p>
          </table:table-cell>
          <table:table-cell table:style-name="ce37" office:value-type="float" office:value="0.0178820669058446" calcext:value-type="float">
            <text:p><text:s/>0.02 <text:s text:c="2"/></text:p>
          </table:table-cell>
          <table:table-cell table:style-name="ce37" office:value-type="float" office:value="1.1230701674179" calcext:value-type="float">
            <text:p><text:s/>1.12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2" calcext:value-type="float">
            <text:p>2012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38122851469763" calcext:value-type="float">
            <text:p><text:s/>1.38 <text:s text:c="2"/></text:p>
          </table:table-cell>
          <table:table-cell table:style-name="ce44" office:value-type="float" office:value="40.6153046856482" calcext:value-type="float">
            <text:p><text:s/>40.62 <text:s text:c="2"/></text:p>
          </table:table-cell>
          <table:table-cell table:style-name="ce44" office:value-type="float" office:value="2.5191332712464" calcext:value-type="float">
            <text:p><text:s/>2.52 <text:s text:c="2"/></text:p>
          </table:table-cell>
          <table:table-cell table:style-name="ce44" office:value-type="float" office:value="30.2738297941055" calcext:value-type="float">
            <text:p><text:s/>30.27 <text:s text:c="2"/></text:p>
          </table:table-cell>
          <table:table-cell table:style-name="ce44" office:value-type="float" office:value="2.28430768684325" calcext:value-type="float">
            <text:p><text:s/>2.28 <text:s text:c="2"/></text:p>
          </table:table-cell>
          <table:table-cell table:style-name="ce44" office:value-type="float" office:value="18.3683425708468" calcext:value-type="float">
            <text:p><text:s/>18.37 <text:s text:c="2"/></text:p>
          </table:table-cell>
          <table:table-cell table:style-name="ce44" office:value-type="float" office:value="4.55785347661213" calcext:value-type="float">
            <text:p><text:s/>4.56 <text:s text:c="2"/></text:p>
          </table:table-cell>
          <table:table-cell table:style-name="ce44" office:value-type="float" office:value="2.66787957687967" calcext:value-type="float">
            <text:p><text:s/>2.67 <text:s text:c="2"/></text:p>
          </table:table-cell>
          <table:table-cell table:style-name="ce44" office:value-type="float" office:value="0.703570783594263" calcext:value-type="float">
            <text:p><text:s/>0.70 <text:s text:c="2"/></text:p>
          </table:table-cell>
          <table:table-cell table:style-name="ce37" office:value-type="float" office:value="0.0653995407168366" calcext:value-type="float">
            <text:p><text:s/>0.07 <text:s text:c="2"/></text:p>
          </table:table-cell>
          <table:table-cell table:style-name="ce37" office:value-type="float" office:value="1.12100357542137" calcext:value-type="float">
            <text:p><text:s/>1.12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3" calcext:value-type="float">
            <text:p>2013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48720893400368" calcext:value-type="float">
            <text:p><text:s/>1.49 <text:s text:c="2"/></text:p>
          </table:table-cell>
          <table:table-cell table:style-name="ce44" office:value-type="float" office:value="38.3725530058865" calcext:value-type="float">
            <text:p><text:s/>38.37 <text:s text:c="2"/></text:p>
          </table:table-cell>
          <table:table-cell table:style-name="ce44" office:value-type="float" office:value="2.32870582059158" calcext:value-type="float">
            <text:p><text:s/>2.33 <text:s text:c="2"/></text:p>
          </table:table-cell>
          <table:table-cell table:style-name="ce44" office:value-type="float" office:value="31.0600021067457" calcext:value-type="float">
            <text:p><text:s/>31.06 <text:s text:c="2"/></text:p>
          </table:table-cell>
          <table:table-cell table:style-name="ce44" office:value-type="float" office:value="3.40507710675707" calcext:value-type="float">
            <text:p><text:s/>3.41 <text:s text:c="2"/></text:p>
          </table:table-cell>
          <table:table-cell table:style-name="ce44" office:value-type="float" office:value="18.7784690120004" calcext:value-type="float">
            <text:p><text:s/>18.78 <text:s text:c="2"/></text:p>
          </table:table-cell>
          <table:table-cell table:style-name="ce44" office:value-type="float" office:value="4.56798401401506" calcext:value-type="float">
            <text:p><text:s/>4.57 <text:s text:c="2"/></text:p>
          </table:table-cell>
          <table:table-cell table:style-name="ce44" office:value-type="float" office:value="2.53036636904799" calcext:value-type="float">
            <text:p><text:s/>2.53 <text:s text:c="2"/></text:p>
          </table:table-cell>
          <table:table-cell table:style-name="ce44" office:value-type="float" office:value="0.757765735077964" calcext:value-type="float">
            <text:p><text:s/>0.76 <text:s text:c="2"/></text:p>
          </table:table-cell>
          <table:table-cell table:style-name="ce37" office:value-type="float" office:value="0.141081864149096" calcext:value-type="float">
            <text:p><text:s/>0.14 <text:s text:c="2"/></text:p>
          </table:table-cell>
          <table:table-cell table:style-name="ce37" office:value-type="float" office:value="1.13877004574001" calcext:value-type="float">
            <text:p><text:s/>1.14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4" calcext:value-type="float">
            <text:p>2014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41785809721256" calcext:value-type="float">
            <text:p><text:s/>1.42 <text:s text:c="2"/></text:p>
          </table:table-cell>
          <table:table-cell table:style-name="ce44" office:value-type="float" office:value="37.5636112419026" calcext:value-type="float">
            <text:p><text:s/>37.56 <text:s text:c="2"/></text:p>
          </table:table-cell>
          <table:table-cell table:style-name="ce44" office:value-type="float" office:value="2.85520894693333" calcext:value-type="float">
            <text:p><text:s/>2.86 <text:s text:c="2"/></text:p>
          </table:table-cell>
          <table:table-cell table:style-name="ce44" office:value-type="float" office:value="32.3485238667205" calcext:value-type="float">
            <text:p><text:s/>32.35 <text:s text:c="2"/></text:p>
          </table:table-cell>
          <table:table-cell table:style-name="ce44" office:value-type="float" office:value="3.19474901407273" calcext:value-type="float">
            <text:p><text:s/>3.19 <text:s text:c="2"/></text:p>
          </table:table-cell>
          <table:table-cell table:style-name="ce44" office:value-type="float" office:value="18.6116159200149" calcext:value-type="float">
            <text:p><text:s/>18.61 <text:s text:c="2"/></text:p>
          </table:table-cell>
          <table:table-cell table:style-name="ce44" office:value-type="float" office:value="4.00843291314332" calcext:value-type="float">
            <text:p><text:s/>4.01 <text:s text:c="2"/></text:p>
          </table:table-cell>
          <table:table-cell table:style-name="ce44" office:value-type="float" office:value="1.95917425980708" calcext:value-type="float">
            <text:p><text:s/>1.96 <text:s text:c="2"/></text:p>
          </table:table-cell>
          <table:table-cell table:style-name="ce44" office:value-type="float" office:value="0.678072677151773" calcext:value-type="float">
            <text:p><text:s/>0.68 <text:s text:c="2"/></text:p>
          </table:table-cell>
          <table:table-cell table:style-name="ce37" office:value-type="float" office:value="0.233425604522837" calcext:value-type="float">
            <text:p><text:s/>0.23 <text:s text:c="2"/></text:p>
          </table:table-cell>
          <table:table-cell table:style-name="ce37" office:value-type="float" office:value="1.13776037166162" calcext:value-type="float">
            <text:p><text:s/>1.14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5" calcext:value-type="float">
            <text:p>2015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37976845780899" calcext:value-type="float">
            <text:p><text:s/>1.38 <text:s text:c="2"/></text:p>
          </table:table-cell>
          <table:table-cell table:style-name="ce44" office:value-type="float" office:value="35.7102423622997" calcext:value-type="float">
            <text:p><text:s/>35.71 <text:s text:c="2"/></text:p>
          </table:table-cell>
          <table:table-cell table:style-name="ce44" office:value-type="float" office:value="4.68226768202483" calcext:value-type="float">
            <text:p><text:s/>4.68 <text:s text:c="2"/></text:p>
          </table:table-cell>
          <table:table-cell table:style-name="ce44" office:value-type="float" office:value="35.1045445709172" calcext:value-type="float">
            <text:p><text:s/>35.10 <text:s text:c="2"/></text:p>
          </table:table-cell>
          <table:table-cell table:style-name="ce44" office:value-type="float" office:value="2.84433676545163" calcext:value-type="float">
            <text:p><text:s/>2.84 <text:s text:c="2"/></text:p>
          </table:table-cell>
          <table:table-cell table:style-name="ce44" office:value-type="float" office:value="16.039439356813" calcext:value-type="float">
            <text:p><text:s/>16.04 <text:s text:c="2"/></text:p>
          </table:table-cell>
          <table:table-cell table:style-name="ce44" office:value-type="float" office:value="4.23940080468464" calcext:value-type="float">
            <text:p><text:s/>4.24 <text:s text:c="2"/></text:p>
          </table:table-cell>
          <table:table-cell table:style-name="ce44" office:value-type="float" office:value="2.02987693406121" calcext:value-type="float">
            <text:p><text:s/>2.03 <text:s text:c="2"/></text:p>
          </table:table-cell>
          <table:table-cell table:style-name="ce44" office:value-type="float" office:value="0.686200601735466" calcext:value-type="float">
            <text:p><text:s/>0.69 <text:s text:c="2"/></text:p>
          </table:table-cell>
          <table:table-cell table:style-name="ce37" office:value-type="float" office:value="0.370035355688725" calcext:value-type="float">
            <text:p><text:s/>0.37 <text:s text:c="2"/></text:p>
          </table:table-cell>
          <table:table-cell table:style-name="ce37" office:value-type="float" office:value="1.15328791319924" calcext:value-type="float">
            <text:p><text:s/>1.15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6" calcext:value-type="float">
            <text:p>2016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45338371881929" calcext:value-type="float">
            <text:p><text:s/>1.45 <text:s text:c="2"/></text:p>
          </table:table-cell>
          <table:table-cell table:style-name="ce44" office:value-type="float" office:value="36.8982271250845" calcext:value-type="float">
            <text:p><text:s/>36.90 <text:s text:c="2"/></text:p>
          </table:table-cell>
          <table:table-cell table:style-name="ce44" office:value-type="float" office:value="4.44384316796903" calcext:value-type="float">
            <text:p><text:s/>4.44 <text:s text:c="2"/></text:p>
          </table:table-cell>
          <table:table-cell table:style-name="ce44" office:value-type="float" office:value="35.9554436002294" calcext:value-type="float">
            <text:p><text:s/>35.96 <text:s text:c="2"/></text:p>
          </table:table-cell>
          <table:table-cell table:style-name="ce44" office:value-type="float" office:value="2.6213683010233" calcext:value-type="float">
            <text:p><text:s/>2.62 <text:s text:c="2"/></text:p>
          </table:table-cell>
          <table:table-cell table:style-name="ce44" office:value-type="float" office:value="13.4907116136815" calcext:value-type="float">
            <text:p><text:s/>13.49 <text:s text:c="2"/></text:p>
          </table:table-cell>
          <table:table-cell table:style-name="ce44" office:value-type="float" office:value="5.13702247319297" calcext:value-type="float">
            <text:p><text:s/>5.14 <text:s text:c="2"/></text:p>
          </table:table-cell>
          <table:table-cell table:style-name="ce44" office:value-type="float" office:value="2.89510101249475" calcext:value-type="float">
            <text:p><text:s/>2.90 <text:s text:c="2"/></text:p>
          </table:table-cell>
          <table:table-cell table:style-name="ce44" office:value-type="float" office:value="0.640645730039637" calcext:value-type="float">
            <text:p><text:s/>0.64 <text:s text:c="2"/></text:p>
          </table:table-cell>
          <table:table-cell table:style-name="ce37" office:value-type="float" office:value="0.473035930444666" calcext:value-type="float">
            <text:p><text:s/>0.47 <text:s text:c="2"/></text:p>
          </table:table-cell>
          <table:table-cell table:style-name="ce37" office:value-type="float" office:value="1.12823980021391" calcext:value-type="float">
            <text:p><text:s/>1.13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7" calcext:value-type="float">
            <text:p>2017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43759936944734" calcext:value-type="float">
            <text:p><text:s/>1.44 <text:s text:c="2"/></text:p>
          </table:table-cell>
          <table:table-cell table:style-name="ce44" office:value-type="float" office:value="39.1730171780578" calcext:value-type="float">
            <text:p><text:s/>39.17 <text:s text:c="2"/></text:p>
          </table:table-cell>
          <table:table-cell table:style-name="ce44" office:value-type="float" office:value="4.83593998149034" calcext:value-type="float">
            <text:p><text:s/>4.84 <text:s text:c="2"/></text:p>
          </table:table-cell>
          <table:table-cell table:style-name="ce44" office:value-type="float" office:value="38.5677932963071" calcext:value-type="float">
            <text:p><text:s/>38.57 <text:s text:c="2"/></text:p>
          </table:table-cell>
          <table:table-cell table:style-name="ce44" office:value-type="float" office:value="1.79026806505688" calcext:value-type="float">
            <text:p><text:s/>1.79 <text:s text:c="2"/></text:p>
          </table:table-cell>
          <table:table-cell table:style-name="ce44" office:value-type="float" office:value="9.33046051897339" calcext:value-type="float">
            <text:p><text:s/>9.33 <text:s text:c="2"/></text:p>
          </table:table-cell>
          <table:table-cell table:style-name="ce44" office:value-type="float" office:value="4.86492159066718" calcext:value-type="float">
            <text:p><text:s/>4.86 <text:s text:c="2"/></text:p>
          </table:table-cell>
          <table:table-cell table:style-name="ce44" office:value-type="float" office:value="2.3472710984519" calcext:value-type="float">
            <text:p><text:s/>2.35 <text:s text:c="2"/></text:p>
          </table:table-cell>
          <table:table-cell table:style-name="ce44" office:value-type="float" office:value="0.732855171253514" calcext:value-type="float">
            <text:p><text:s/>0.73 <text:s text:c="2"/></text:p>
          </table:table-cell>
          <table:table-cell table:style-name="ce37" office:value-type="float" office:value="0.70131135940314" calcext:value-type="float">
            <text:p><text:s/>0.70 <text:s text:c="2"/></text:p>
          </table:table-cell>
          <table:table-cell table:style-name="ce37" office:value-type="float" office:value="1.08348396155863" calcext:value-type="float">
            <text:p><text:s/>1.08 <text:s text:c="2"/></text:p>
          </table:table-cell>
          <table:table-cell table:style-name="ce37" office:value-type="float" office:value="0" calcext:value-type="float">
            <text:p><text:s/>- <text:s text:c="4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8" calcext:value-type="float">
            <text:p>2018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43974950861649" calcext:value-type="float">
            <text:p><text:s/>1.44 <text:s text:c="2"/></text:p>
          </table:table-cell>
          <table:table-cell table:style-name="ce44" office:value-type="float" office:value="38.7993838296586" calcext:value-type="float">
            <text:p><text:s/>38.80 <text:s text:c="2"/></text:p>
          </table:table-cell>
          <table:table-cell table:style-name="ce44" office:value-type="float" office:value="2.82621058377319" calcext:value-type="float">
            <text:p><text:s/>2.83 <text:s text:c="2"/></text:p>
          </table:table-cell>
          <table:table-cell table:style-name="ce44" office:value-type="float" office:value="38.6232821786623" calcext:value-type="float">
            <text:p><text:s/>38.62 <text:s text:c="2"/></text:p>
          </table:table-cell>
          <table:table-cell table:style-name="ce44" office:value-type="float" office:value="1.99225850347864" calcext:value-type="float">
            <text:p><text:s/>1.99 <text:s text:c="2"/></text:p>
          </table:table-cell>
          <table:table-cell table:style-name="ce44" office:value-type="float" office:value="11.4263784635717" calcext:value-type="float">
            <text:p><text:s/>11.43 <text:s text:c="2"/></text:p>
          </table:table-cell>
          <table:table-cell table:style-name="ce44" office:value-type="float" office:value="4.89273693223913" calcext:value-type="float">
            <text:p><text:s/>4.89 <text:s text:c="2"/></text:p>
          </table:table-cell>
          <table:table-cell table:style-name="ce44" office:value-type="float" office:value="1.9051630715939" calcext:value-type="float">
            <text:p><text:s/>1.91 <text:s text:c="2"/></text:p>
          </table:table-cell>
          <table:table-cell table:style-name="ce44" office:value-type="float" office:value="0.704484735995598" calcext:value-type="float">
            <text:p><text:s/>0.70 <text:s text:c="2"/></text:p>
          </table:table-cell>
          <table:table-cell table:style-name="ce37" office:value-type="float" office:value="1.14106445509073" calcext:value-type="float">
            <text:p><text:s/>1.14 <text:s text:c="2"/></text:p>
          </table:table-cell>
          <table:table-cell table:style-name="ce37" office:value-type="float" office:value="1.14202403815188" calcext:value-type="float">
            <text:p><text:s/>1.14 <text:s text:c="2"/></text:p>
          </table:table-cell>
          <table:table-cell table:style-name="ce37" office:value-type="float" office:value="0.000000631407014787531" calcext:value-type="float">
            <text:p><text:s/>0.00 <text:s text:c="2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7" office:value-type="float" office:value="2019" calcext:value-type="float">
            <text:p>2019</text:p>
          </table:table-cell>
          <table:table-cell table:style-name="ce44" office:value-type="float" office:value="100" calcext:value-type="float">
            <text:p><text:s/>100.00 <text:s text:c="2"/></text:p>
          </table:table-cell>
          <table:table-cell table:style-name="ce44" office:value-type="float" office:value="1.37466667487623" calcext:value-type="float">
            <text:p><text:s/>1.37 <text:s text:c="2"/></text:p>
          </table:table-cell>
          <table:table-cell table:style-name="ce44" office:value-type="float" office:value="37.3150097215382" calcext:value-type="float">
            <text:p><text:s/>37.32 <text:s text:c="2"/></text:p>
          </table:table-cell>
          <table:table-cell table:style-name="ce44" office:value-type="float" office:value="1.90373128225413" calcext:value-type="float">
            <text:p><text:s/>1.90 <text:s text:c="2"/></text:p>
          </table:table-cell>
          <table:table-cell table:style-name="ce44" office:value-type="float" office:value="38.1806729379673" calcext:value-type="float">
            <text:p><text:s/>38.18 <text:s text:c="2"/></text:p>
          </table:table-cell>
          <table:table-cell table:style-name="ce44" office:value-type="float" office:value="1.78495906454041" calcext:value-type="float">
            <text:p><text:s/>1.78 <text:s text:c="2"/></text:p>
          </table:table-cell>
          <table:table-cell table:style-name="ce44" office:value-type="float" office:value="13.3983389090669" calcext:value-type="float">
            <text:p><text:s/>13.40 <text:s text:c="2"/></text:p>
          </table:table-cell>
          <table:table-cell table:style-name="ce44" office:value-type="float" office:value="6.04262140975693" calcext:value-type="float">
            <text:p><text:s/>6.04 <text:s text:c="2"/></text:p>
          </table:table-cell>
          <table:table-cell table:style-name="ce44" office:value-type="float" office:value="2.37374912624469" calcext:value-type="float">
            <text:p><text:s/>2.37 <text:s text:c="2"/></text:p>
          </table:table-cell>
          <table:table-cell table:style-name="ce44" office:value-type="float" office:value="0.781981889472472" calcext:value-type="float">
            <text:p><text:s/>0.78 <text:s text:c="2"/></text:p>
          </table:table-cell>
          <table:table-cell table:style-name="ce37" office:value-type="float" office:value="1.70455165635983" calcext:value-type="float">
            <text:p><text:s/>1.70 <text:s text:c="2"/></text:p>
          </table:table-cell>
          <table:table-cell table:style-name="ce37" office:value-type="float" office:value="1.18201323277916" calcext:value-type="float">
            <text:p><text:s/>1.18 <text:s text:c="2"/></text:p>
          </table:table-cell>
          <table:table-cell table:style-name="ce37" office:value-type="float" office:value="0.000325504900777465" calcext:value-type="float">
            <text:p><text:s/>0.00 <text:s text:c="2"/></text:p>
          </table:table-cell>
          <table:table-cell/>
          <table:table-cell table:style-name="ce46"/>
          <table:table-cell table:number-columns-repeated="1008"/>
        </table:table-row>
        <table:table-row table:style-name="ro5">
          <table:table-cell table:style-name="ce8" office:value-type="float" office:value="2020" calcext:value-type="float">
            <text:p>2020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1.31706916048616" calcext:value-type="float">
            <text:p><text:s/>1.32 <text:s text:c="2"/></text:p>
          </table:table-cell>
          <table:table-cell table:style-name="ce45" office:value-type="float" office:value="36.4348308364919" calcext:value-type="float">
            <text:p><text:s/>36.43 <text:s text:c="2"/></text:p>
          </table:table-cell>
          <table:table-cell table:style-name="ce45" office:value-type="float" office:value="1.28241231258506" calcext:value-type="float">
            <text:p><text:s/>1.28 <text:s text:c="2"/></text:p>
          </table:table-cell>
          <table:table-cell table:style-name="ce45" office:value-type="float" office:value="40.7820121589609" calcext:value-type="float">
            <text:p><text:s/>40.78 <text:s text:c="2"/></text:p>
          </table:table-cell>
          <table:table-cell table:style-name="ce45" office:value-type="float" office:value="1.71697482441964" calcext:value-type="float">
            <text:p><text:s/>1.72 <text:s text:c="2"/></text:p>
          </table:table-cell>
          <table:table-cell table:style-name="ce45" office:value-type="float" office:value="12.6991750661985" calcext:value-type="float">
            <text:p><text:s/>12.70 <text:s text:c="2"/></text:p>
          </table:table-cell>
          <table:table-cell table:style-name="ce45" office:value-type="float" office:value="5.76752564085782" calcext:value-type="float">
            <text:p><text:s/>5.77 <text:s text:c="2"/></text:p>
          </table:table-cell>
          <table:table-cell table:style-name="ce45" office:value-type="float" office:value="1.25437911181822" calcext:value-type="float">
            <text:p><text:s/>1.25 <text:s text:c="2"/></text:p>
          </table:table-cell>
          <table:table-cell table:style-name="ce45" office:value-type="float" office:value="0.862831242952523" calcext:value-type="float">
            <text:p><text:s/>0.86 <text:s text:c="2"/></text:p>
          </table:table-cell>
          <table:table-cell table:style-name="ce38" office:value-type="float" office:value="2.51328290491997" calcext:value-type="float">
            <text:p><text:s/>2.51 <text:s text:c="2"/></text:p>
          </table:table-cell>
          <table:table-cell table:style-name="ce38" office:value-type="float" office:value="1.13633099523833" calcext:value-type="float">
            <text:p><text:s/>1.14 <text:s text:c="2"/></text:p>
          </table:table-cell>
          <table:table-cell table:style-name="ce38" office:value-type="float" office:value="0.000701385928779769" calcext:value-type="float">
            <text:p><text:s/>0.00 <text:s text:c="2"/>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office:value-type="string" calcext:value-type="string">
            <text:p>Source<text:span text:style-name="T7">：</text:span><text:span text:style-name="T3">Taiwan Power Company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Note:1.Waste and biogas of cogeneration plants is reclassified to renewable energy since 2014, and the data can be traced back to 2006.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 text:c="9"/>2.Biomass is included in "waste and biogas" since 2015.</text:p>
          </table:table-cell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Page1.$A$1" table:cell-range-address="$Page2.$A$1:.$N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0" loext:min-decimal-places="0" number:min-integer-digits="1" number:grouping="true"/>
      <number:text> </number:text>
    </number:number-style>
    <number:number-style style:name="N142P0" style:volatile="true">
      <number:number number:decimal-places="2" loext:min-decimal-places="2" number:min-integer-digits="1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2P0"/>
    </number:number-style>
    <number:number-style style:name="N143">
      <number:number number:decimal-places="2" loext:min-decimal-places="2" number:min-integer-digits="1" number:grouping="true"/>
      <number:text> </number:text>
    </number:number-style>
    <number:number-style style:name="N144P0" style:volatile="true">
      <number:text> </number:text>
      <number:number number:decimal-places="1" loext:min-decimal-places="1" number:min-integer-digits="1" number:grouping="true"/>
      <number:text>   </number:text>
    </number:number-style>
    <number:number-style style:name="N144P1" style:volatile="true">
      <loext:text> </loext:text>
      <loext:fill-character> </loext:fill-character>
      <number:text>- </number:text>
      <number:number number:decimal-places="1" loext:min-decimal-places="1" number:min-integer-digits="1" number:grouping="true"/>
      <number:text>   </number:text>
    </number:number-style>
    <number:number-style style:name="N144P2" style:volatile="true">
      <loext:text> </loext:text>
      <loext:fill-character> </loext:fill-character>
      <number:text>-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45P1" style:volatile="true">
      <loext:text> </loext:text>
      <loext:fill-character> </loext:fill-character>
      <number:text>- </number:text>
      <number:number number:decimal-places="2" loext:min-decimal-places="2" number:min-integer-digits="1" number:grouping="true"/>
      <number:text>   </number:text>
    </number:number-style>
    <number:number-style style:name="N145P2" style:volatile="true">
      <loext:text> </loext:text>
      <loext:fill-character> </loext:fill-character>
      <number:text>-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0" loext:min-decimal-places="0" number:min-integer-digits="1" number:grouping="true"/>
      <number:text>   </number:text>
    </number:number-style>
    <number:number-style style:name="N146P1" style:volatile="true">
      <loext:text> </loext:text>
      <loext:fill-character> </loext:fill-character>
      <number:text>- </number:text>
      <number:number number:decimal-places="0" loext:min-decimal-places="0" number:min-integer-digits="1" number:grouping="true"/>
      <number:text>   </number:text>
    </number:number-style>
    <number:number-style style:name="N146P2" style:volatile="true">
      <loext:text> </loext:text>
      <loext:fill-character> </loext:fill-character>
      <number:text>-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表頭" style:display-name="一般_表頭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0mm" fo:margin-right="0mm" style:print-page-order="ttb" style:first-page-number="continue" style:scale-to="9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0mm" fo:margin-right="0mm" style:print-page-order="ttb" style:first-page-number="continue" style:scale-to="89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21T05:54:31</meta:creation-date>
    <dc:date>2021-06-24T02:29:35</dc:date>
    <meta:generator>LibreOffice/5.4.1.2$Windows_x86 LibreOffice_project/ea7cb86e6eeb2bf3a5af73a8f7777ac570321527</meta:generator>
    <meta:document-statistic meta:table-count="2" meta:cell-count="6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